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59mm"/>
    </style:style>
    <style:style style:name="co2" style:family="table-column">
      <style:table-column-properties fo:break-before="auto" style:column-width="9.61mm"/>
    </style:style>
    <style:style style:name="co3" style:family="table-column">
      <style:table-column-properties fo:break-before="auto" style:column-width="22.14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4.5mm"/>
    </style:style>
    <style:style style:name="co7" style:family="table-column">
      <style:table-column-properties fo:break-before="auto" style:column-width="14.52mm"/>
    </style:style>
    <style:style style:name="co8" style:family="table-column">
      <style:table-column-properties fo:break-before="auto" style:column-width="26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6" style:family="table-cell" style:parent-style-name="Default" style:data-style-name="N4">
      <style:table-cell-properties fo:border="0.06pt solid #000000"/>
    </style:style>
    <style:style style:name="ce7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15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4">
      <style:table-cell-properties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st_API_42371380500000" table:style-name="ta1">
        <table:shapes>
          <draw:frame draw:z-index="0" draw:style-name="gr1" draw:text-style-name="P1" svg:width="136.82mm" svg:height="73.84mm" svg:x="196.69mm" svg:y="0mm">
            <loext:p draw:notify-on-update-of-ranges="Test_API_42371380500000.B3:Test_API_42371380500000.B13 Test_API_42371380500000.E1:Test_API_42371380500000.E1 Test_API_42371380500000.E3:Test_API_42371380500000.E13 Test_API_42371380500000.F1:Test_API_42371380500000.F1 Test_API_42371380500000.F3:Test_API_42371380500000.F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Gas</text:p>
          </table:table-cell>
          <table:table-cell table:style-name="ce1" office:value-type="string" calcext:value-type="string">
            <text:p>Gas_Actual</text:p>
          </table:table-cell>
          <table:table-cell table:style-name="ce1" office:value-type="string" calcext:value-type="string">
            <text:p>Gas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9-01" calcext:value-type="date">
            <text:p>2016-09-01</text:p>
          </table:table-cell>
          <table:table-cell table:style-name="ce2" table:formula="of:=TEXT([.A2];&quot;mmm&quot;)&amp;&quot;-&quot;&amp;YEAR([.A2])" office:value-type="string" office:string-value="Sep-2016" calcext:value-type="string">
            <text:p>Sep-2016</text:p>
          </table:table-cell>
          <table:table-cell table:style-name="ce4" office:value-type="float" office:value="201609" calcext:value-type="float">
            <text:p>201609</text:p>
          </table:table-cell>
          <table:table-cell table:style-name="ce4" office:value-type="float" office:value="100.333" calcext:value-type="float">
            <text:p>100.333</text:p>
          </table:table-cell>
          <table:table-cell table:style-name="ce6" office:value-type="float" office:value="100.332992553711" calcext:value-type="float">
            <text:p>100.33</text:p>
          </table:table-cell>
          <table:table-cell table:style-name="ce6" office:value-type="float" office:value="75.7843246459961" calcext:value-type="float">
            <text:p>75.78</text:p>
          </table:table-cell>
          <table:table-cell table:style-name="ce7" table:formula="of:=ABS([.E2]-[.F2])/[.E2]" office:value-type="float" office:value="0.244671939736805" calcext:value-type="float">
            <text:p>0.244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0-01" calcext:value-type="date">
            <text:p>2016-10-01</text:p>
          </table:table-cell>
          <table:table-cell table:style-name="ce2" table:formula="of:=TEXT([.A3];&quot;mmm&quot;)&amp;&quot;-&quot;&amp;YEAR([.A3])" office:value-type="string" office:string-value="Oct-2016" calcext:value-type="string">
            <text:p>Oct-2016</text:p>
          </table:table-cell>
          <table:table-cell table:style-name="ce4" office:value-type="float" office:value="201610" calcext:value-type="float">
            <text:p>201610</text:p>
          </table:table-cell>
          <table:table-cell table:style-name="ce4" office:value-type="float" office:value="89.083" calcext:value-type="float">
            <text:p>89.083</text:p>
          </table:table-cell>
          <table:table-cell table:style-name="ce6" office:value-type="float" office:value="89.0830001831055" calcext:value-type="float">
            <text:p>89.08</text:p>
          </table:table-cell>
          <table:table-cell table:style-name="ce6" office:value-type="float" office:value="81.1230545043945" calcext:value-type="float">
            <text:p>81.12</text:p>
          </table:table-cell>
          <table:table-cell table:style-name="ce7" table:formula="of:=ABS([.E3]-[.F3])/[.E3]" office:value-type="float" office:value="0.0893542613332475" calcext:value-type="float">
            <text:p>0.089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11-01" calcext:value-type="date">
            <text:p>2016-11-01</text:p>
          </table:table-cell>
          <table:table-cell table:style-name="ce2" table:formula="of:=TEXT([.A4];&quot;mmm&quot;)&amp;&quot;-&quot;&amp;YEAR([.A4])" office:value-type="string" office:string-value="Nov-2016" calcext:value-type="string">
            <text:p>Nov-2016</text:p>
          </table:table-cell>
          <table:table-cell table:style-name="ce4" office:value-type="float" office:value="201611" calcext:value-type="float">
            <text:p>201611</text:p>
          </table:table-cell>
          <table:table-cell table:style-name="ce4" office:value-type="float" office:value="84.62" calcext:value-type="float">
            <text:p>84.62</text:p>
          </table:table-cell>
          <table:table-cell table:style-name="ce6" office:value-type="float" office:value="84.620002746582" calcext:value-type="float">
            <text:p>84.62</text:p>
          </table:table-cell>
          <table:table-cell table:style-name="ce6" office:value-type="float" office:value="85.3788223266602" calcext:value-type="float">
            <text:p>85.38</text:p>
          </table:table-cell>
          <table:table-cell table:style-name="ce7" table:formula="of:=ABS([.E4]-[.F4])/[.E4]" office:value-type="float" office:value="0.00896737834375425" calcext:value-type="float">
            <text:p>0.0090</text:p>
          </table:table-cell>
          <table:table-cell table:style-name="ce9"/>
          <table:table-cell table:number-columns-repeated="1008"/>
        </table:table-row>
        <table:table-row table:style-name="ro1">
          <table:table-cell table:style-name="ce2" office:value-type="date" office:date-value="2016-12-01" calcext:value-type="date">
            <text:p>2016-12-01</text:p>
          </table:table-cell>
          <table:table-cell table:style-name="ce2" table:formula="of:=TEXT([.A5];&quot;mmm&quot;)&amp;&quot;-&quot;&amp;YEAR([.A5])" office:value-type="string" office:string-value="Dec-2016" calcext:value-type="string">
            <text:p>Dec-2016</text:p>
          </table:table-cell>
          <table:table-cell table:style-name="ce4" office:value-type="float" office:value="201612" calcext:value-type="float">
            <text:p>201612</text:p>
          </table:table-cell>
          <table:table-cell table:style-name="ce4" office:value-type="float" office:value="151.076" calcext:value-type="float">
            <text:p>151.076</text:p>
          </table:table-cell>
          <table:table-cell table:style-name="ce6" office:value-type="float" office:value="151.07600402832" calcext:value-type="float">
            <text:p>151.08</text:p>
          </table:table-cell>
          <table:table-cell table:style-name="ce6" office:value-type="float" office:value="96.563346862793" calcext:value-type="float">
            <text:p>96.56</text:p>
          </table:table-cell>
          <table:table-cell table:style-name="ce7" table:formula="of:=ABS([.E5]-[.F5])/[.E5]" office:value-type="float" office:value="0.360829355503132" calcext:value-type="float">
            <text:p>0.36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1-01" calcext:value-type="date">
            <text:p>2017-01-01</text:p>
          </table:table-cell>
          <table:table-cell table:style-name="ce2" table:formula="of:=TEXT([.A6];&quot;mmm&quot;)&amp;&quot;-&quot;&amp;YEAR([.A6])" office:value-type="string" office:string-value="Jan-2017" calcext:value-type="string">
            <text:p>Jan-2017</text:p>
          </table:table-cell>
          <table:table-cell table:style-name="ce4" office:value-type="float" office:value="201701" calcext:value-type="float">
            <text:p>201701</text:p>
          </table:table-cell>
          <table:table-cell table:style-name="ce4" office:value-type="float" office:value="157.5" calcext:value-type="float">
            <text:p>157.5</text:p>
          </table:table-cell>
          <table:table-cell table:style-name="ce6" office:value-type="float" office:value="157.5" calcext:value-type="float">
            <text:p>157.50</text:p>
          </table:table-cell>
          <table:table-cell table:style-name="ce6" office:value-type="float" office:value="85.5961532592773" calcext:value-type="float">
            <text:p>85.60</text:p>
          </table:table-cell>
          <table:table-cell table:style-name="ce7" table:formula="of:=ABS([.E6]-[.F6])/[.E6]" office:value-type="float" office:value="0.456532360258557" calcext:value-type="float">
            <text:p>0.456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2-01" calcext:value-type="date">
            <text:p>2017-02-01</text:p>
          </table:table-cell>
          <table:table-cell table:style-name="ce2" table:formula="of:=TEXT([.A7];&quot;mmm&quot;)&amp;&quot;-&quot;&amp;YEAR([.A7])" office:value-type="string" office:string-value="Feb-2017" calcext:value-type="string">
            <text:p>Feb-2017</text:p>
          </table:table-cell>
          <table:table-cell table:style-name="ce4" office:value-type="float" office:value="201702" calcext:value-type="float">
            <text:p>201702</text:p>
          </table:table-cell>
          <table:table-cell table:style-name="ce4" office:value-type="float" office:value="172.5" calcext:value-type="float">
            <text:p>172.5</text:p>
          </table:table-cell>
          <table:table-cell table:style-name="ce6" office:value-type="float" office:value="172.5" calcext:value-type="float">
            <text:p>172.50</text:p>
          </table:table-cell>
          <table:table-cell table:style-name="ce6" office:value-type="float" office:value="128.750091552734" calcext:value-type="float">
            <text:p>128.75</text:p>
          </table:table-cell>
          <table:table-cell table:style-name="ce7" table:formula="of:=ABS([.E7]-[.F7])/[.E7]" office:value-type="float" office:value="0.253622657665308" calcext:value-type="float">
            <text:p>0.253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3-01" calcext:value-type="date">
            <text:p>2017-03-01</text:p>
          </table:table-cell>
          <table:table-cell table:style-name="ce2" table:formula="of:=TEXT([.A8];&quot;mmm&quot;)&amp;&quot;-&quot;&amp;YEAR([.A8])" office:value-type="string" office:string-value="Mar-2017" calcext:value-type="string">
            <text:p>Mar-2017</text:p>
          </table:table-cell>
          <table:table-cell table:style-name="ce4" office:value-type="float" office:value="201703" calcext:value-type="float">
            <text:p>201703</text:p>
          </table:table-cell>
          <table:table-cell table:style-name="ce4" office:value-type="float" office:value="194.5" calcext:value-type="float">
            <text:p>194.5</text:p>
          </table:table-cell>
          <table:table-cell table:style-name="ce6" office:value-type="float" office:value="194.5" calcext:value-type="float">
            <text:p>194.50</text:p>
          </table:table-cell>
          <table:table-cell table:style-name="ce6" office:value-type="float" office:value="140.66569519043" calcext:value-type="float">
            <text:p>140.67</text:p>
          </table:table-cell>
          <table:table-cell table:style-name="ce7" table:formula="of:=ABS([.E8]-[.F8])/[.E8]" office:value-type="float" office:value="0.276783058146891" calcext:value-type="float">
            <text:p>0.276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4-01" calcext:value-type="date">
            <text:p>2017-04-01</text:p>
          </table:table-cell>
          <table:table-cell table:style-name="ce2" table:formula="of:=TEXT([.A9];&quot;mmm&quot;)&amp;&quot;-&quot;&amp;YEAR([.A9])" office:value-type="string" office:string-value="Apr-2017" calcext:value-type="string">
            <text:p>Apr-2017</text:p>
          </table:table-cell>
          <table:table-cell table:style-name="ce4" office:value-type="float" office:value="201704" calcext:value-type="float">
            <text:p>201704</text:p>
          </table:table-cell>
          <table:table-cell table:style-name="ce4" office:value-type="float" office:value="159" calcext:value-type="float">
            <text:p>159</text:p>
          </table:table-cell>
          <table:table-cell table:style-name="ce6" office:value-type="float" office:value="159" calcext:value-type="float">
            <text:p>159.00</text:p>
          </table:table-cell>
          <table:table-cell table:style-name="ce6" office:value-type="float" office:value="131.382308959961" calcext:value-type="float">
            <text:p>131.38</text:p>
          </table:table-cell>
          <table:table-cell table:style-name="ce7" table:formula="of:=ABS([.E9]-[.F9])/[.E9]" office:value-type="float" office:value="0.173696170063139" calcext:value-type="float">
            <text:p>0.173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5-01" calcext:value-type="date">
            <text:p>2017-05-01</text:p>
          </table:table-cell>
          <table:table-cell table:style-name="ce2" table:formula="of:=TEXT([.A10];&quot;mmm&quot;)&amp;&quot;-&quot;&amp;YEAR([.A10])" office:value-type="string" office:string-value="May-2017" calcext:value-type="string">
            <text:p>May-2017</text:p>
          </table:table-cell>
          <table:table-cell table:style-name="ce4" office:value-type="float" office:value="201705" calcext:value-type="float">
            <text:p>201705</text:p>
          </table:table-cell>
          <table:table-cell table:style-name="ce4" office:value-type="float" office:value="155.5" calcext:value-type="float">
            <text:p>155.5</text:p>
          </table:table-cell>
          <table:table-cell table:style-name="ce6" office:value-type="float" office:value="155.5" calcext:value-type="float">
            <text:p>155.50</text:p>
          </table:table-cell>
          <table:table-cell table:style-name="ce6" office:value-type="float" office:value="123.395576477051" calcext:value-type="float">
            <text:p>123.40</text:p>
          </table:table-cell>
          <table:table-cell table:style-name="ce7" table:formula="of:=ABS([.E10]-[.F10])/[.E10]" office:value-type="float" office:value="0.206459315260124" calcext:value-type="float">
            <text:p>0.206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6-01" calcext:value-type="date">
            <text:p>2017-06-01</text:p>
          </table:table-cell>
          <table:table-cell table:style-name="ce2" table:formula="of:=TEXT([.A11];&quot;mmm&quot;)&amp;&quot;-&quot;&amp;YEAR([.A11])" office:value-type="string" office:string-value="Jun-2017" calcext:value-type="string">
            <text:p>Jun-2017</text:p>
          </table:table-cell>
          <table:table-cell table:style-name="ce4" office:value-type="float" office:value="201706" calcext:value-type="float">
            <text:p>201706</text:p>
          </table:table-cell>
          <table:table-cell table:style-name="ce4" office:value-type="float" office:value="129" calcext:value-type="float">
            <text:p>129</text:p>
          </table:table-cell>
          <table:table-cell table:style-name="ce6" office:value-type="float" office:value="129" calcext:value-type="float">
            <text:p>129.00</text:p>
          </table:table-cell>
          <table:table-cell table:style-name="ce6" office:value-type="float" office:value="106.642021179199" calcext:value-type="float">
            <text:p>106.64</text:p>
          </table:table-cell>
          <table:table-cell table:style-name="ce7" table:formula="of:=ABS([.E11]-[.F11])/[.E11]" office:value-type="float" office:value="0.173317665277525" calcext:value-type="float">
            <text:p>0.173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7-07-01" calcext:value-type="date">
            <text:p>2017-07-01</text:p>
          </table:table-cell>
          <table:table-cell table:style-name="ce2" table:formula="of:=TEXT([.A12];&quot;mmm&quot;)&amp;&quot;-&quot;&amp;YEAR([.A12])" office:value-type="string" office:string-value="Jul-2017" calcext:value-type="string">
            <text:p>Jul-2017</text:p>
          </table:table-cell>
          <table:table-cell table:style-name="ce4" office:value-type="float" office:value="201707" calcext:value-type="float">
            <text:p>201707</text:p>
          </table:table-cell>
          <table:table-cell table:style-name="ce4" office:value-type="float" office:value="111.5" calcext:value-type="float">
            <text:p>111.5</text:p>
          </table:table-cell>
          <table:table-cell table:style-name="ce6" office:value-type="float" office:value="111.5" calcext:value-type="float">
            <text:p>111.50</text:p>
          </table:table-cell>
          <table:table-cell table:style-name="ce6" office:value-type="float" office:value="98.9409561157227" calcext:value-type="float">
            <text:p>98.94</text:p>
          </table:table-cell>
          <table:table-cell table:style-name="ce7" table:formula="of:=ABS([.E12]-[.F12])/[.E12]" office:value-type="float" office:value="0.112637164881411" calcext:value-type="float">
            <text:p>0.1126</text:p>
          </table:table-cell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5" table:number-columns-repeated="3"/>
          <table:table-cell table:style-name="ce1" office:value-type="string" calcext:value-type="string">
            <text:p>Average MAPE</text:p>
          </table:table-cell>
          <table:table-cell table:style-name="ce8" table:formula="of:=AVERAGE([.G2:.G12])" office:value-type="float" office:value="0.214261029679081" calcext:value-type="float">
            <text:p>0.2143</text:p>
          </table:table-cell>
          <table:table-cell table:number-columns-repeated="1009"/>
        </table:table-row>
        <table:table-row table:style-name="ro1" table:number-rows-repeated="1048562">
          <table:table-cell table:number-columns-repeated="1016"/>
        </table:table-row>
        <table:table-row table:style-name="ro1">
          <table:table-cell table:number-columns-repeated="1016"/>
        </table:table-row>
      </table:table>
      <table:table table:name="Train_API_42371380500000" table:style-name="ta1">
        <table:shapes>
          <draw:frame draw:z-index="0" draw:style-name="gr1" draw:text-style-name="P1" svg:width="160.66mm" svg:height="82.08mm" svg:x="184.06mm" svg:y="0.53mm">
            <loext:p draw:notify-on-update-of-ranges="Train_API_42371380500000.B2:Train_API_42371380500000.B87 Train_API_42371380500000.E1:Train_API_42371380500000.E1 Train_API_42371380500000.E2:Train_API_42371380500000.E87 Train_API_42371380500000.F1:Train_API_42371380500000.F1 Train_API_42371380500000.F2:Train_API_42371380500000.F8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6" table:number-columns-repeated="3" table:default-cell-style-name="ce3"/>
        <table:table-column table:style-name="co7" table:default-cell-style-name="ce3"/>
        <table:table-column table:style-name="co8" table:number-columns-repeated="2" table:default-cell-style-name="ce9"/>
        <table:table-column table:style-name="co8" table:default-cell-style-name="ce3"/>
        <table:table-column table:style-name="co5" table:number-columns-repeated="1009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Month-Year</text:p>
          </table:table-cell>
          <table:table-cell table:style-name="ce1" office:value-type="string" calcext:value-type="string">
            <text:p>YearMonth</text:p>
          </table:table-cell>
          <table:table-cell table:style-name="ce1" office:value-type="string" calcext:value-type="string">
            <text:p>Oil</text:p>
          </table:table-cell>
          <table:table-cell table:style-name="ce10" office:value-type="string" calcext:value-type="string">
            <text:p>Oil_Actual</text:p>
          </table:table-cell>
          <table:table-cell table:style-name="ce10" office:value-type="string" calcext:value-type="string">
            <text:p>Oil_Predicted</text:p>
          </table:table-cell>
          <table:table-cell table:style-name="ce1" office:value-type="string" calcext:value-type="string">
            <text:p>MAPE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7-01" calcext:value-type="date">
            <text:p>2009-07-01</text:p>
          </table:table-cell>
          <table:table-cell table:style-name="ce2" table:formula="of:=TEXT([.A2];&quot;mmm&quot;)&amp;&quot;-&quot;&amp;YEAR([.A2])" office:value-type="string" office:string-value="Jul-2009" calcext:value-type="string">
            <text:p>Jul-2009</text:p>
          </table:table-cell>
          <table:table-cell table:style-name="ce5" office:value-type="float" office:value="200907" calcext:value-type="float">
            <text:p>200907</text:p>
          </table:table-cell>
          <table:table-cell table:style-name="ce5" office:value-type="float" office:value="145" calcext:value-type="float">
            <text:p>145</text:p>
          </table:table-cell>
          <table:table-cell table:style-name="ce11" office:value-type="float" office:value="145" calcext:value-type="float">
            <text:p>145.00</text:p>
          </table:table-cell>
          <table:table-cell table:style-name="ce11" office:value-type="float" office:value="1405.98889160156" calcext:value-type="float">
            <text:p>1,405.99</text:p>
          </table:table-cell>
          <table:table-cell table:style-name="ce11" table:formula="of:=ABS([.E2]-[.F2])/[.E2]" office:value-type="float" office:value="8.69647511449353" calcext:value-type="float">
            <text:p>8.7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8-01" calcext:value-type="date">
            <text:p>2009-08-01</text:p>
          </table:table-cell>
          <table:table-cell table:style-name="ce2" table:formula="of:=TEXT([.A3];&quot;mmm&quot;)&amp;&quot;-&quot;&amp;YEAR([.A3])" office:value-type="string" office:string-value="Aug-2009" calcext:value-type="string">
            <text:p>Aug-2009</text:p>
          </table:table-cell>
          <table:table-cell table:style-name="ce5" office:value-type="float" office:value="200908" calcext:value-type="float">
            <text:p>200908</text:p>
          </table:table-cell>
          <table:table-cell table:style-name="ce5" office:value-type="float" office:value="1603" calcext:value-type="float">
            <text:p>1603</text:p>
          </table:table-cell>
          <table:table-cell table:style-name="ce11" office:value-type="float" office:value="1603" calcext:value-type="float">
            <text:p>1,603.00</text:p>
          </table:table-cell>
          <table:table-cell table:style-name="ce11" office:value-type="float" office:value="1376.162109375" calcext:value-type="float">
            <text:p>1,376.16</text:p>
          </table:table-cell>
          <table:table-cell table:style-name="ce11" table:formula="of:=ABS([.E3]-[.F3])/[.E3]" office:value-type="float" office:value="0.141508353477854" calcext:value-type="float">
            <text:p>0.1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09-01" calcext:value-type="date">
            <text:p>2009-09-01</text:p>
          </table:table-cell>
          <table:table-cell table:style-name="ce2" table:formula="of:=TEXT([.A4];&quot;mmm&quot;)&amp;&quot;-&quot;&amp;YEAR([.A4])" office:value-type="string" office:string-value="Sep-2009" calcext:value-type="string">
            <text:p>Sep-2009</text:p>
          </table:table-cell>
          <table:table-cell table:style-name="ce5" office:value-type="float" office:value="200909" calcext:value-type="float">
            <text:p>200909</text:p>
          </table:table-cell>
          <table:table-cell table:style-name="ce5" office:value-type="float" office:value="1079" calcext:value-type="float">
            <text:p>1079</text:p>
          </table:table-cell>
          <table:table-cell table:style-name="ce11" office:value-type="float" office:value="1079" calcext:value-type="float">
            <text:p>1,079.00</text:p>
          </table:table-cell>
          <table:table-cell table:style-name="ce11" office:value-type="float" office:value="938.002563476563" calcext:value-type="float">
            <text:p>938.00</text:p>
          </table:table-cell>
          <table:table-cell table:style-name="ce11" table:formula="of:=ABS([.E4]-[.F4])/[.E4]" office:value-type="float" office:value="0.130674176574085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0-01" calcext:value-type="date">
            <text:p>2009-10-01</text:p>
          </table:table-cell>
          <table:table-cell table:style-name="ce2" table:formula="of:=TEXT([.A5];&quot;mmm&quot;)&amp;&quot;-&quot;&amp;YEAR([.A5])" office:value-type="string" office:string-value="Oct-2009" calcext:value-type="string">
            <text:p>Oct-2009</text:p>
          </table:table-cell>
          <table:table-cell table:style-name="ce5" office:value-type="float" office:value="200910" calcext:value-type="float">
            <text:p>200910</text:p>
          </table:table-cell>
          <table:table-cell table:style-name="ce5" office:value-type="float" office:value="708" calcext:value-type="float">
            <text:p>708</text:p>
          </table:table-cell>
          <table:table-cell table:style-name="ce11" office:value-type="float" office:value="708" calcext:value-type="float">
            <text:p>708.00</text:p>
          </table:table-cell>
          <table:table-cell table:style-name="ce11" office:value-type="float" office:value="602.898132324219" calcext:value-type="float">
            <text:p>602.90</text:p>
          </table:table-cell>
          <table:table-cell table:style-name="ce11" table:formula="of:=ABS([.E5]-[.F5])/[.E5]" office:value-type="float" office:value="0.148448965643759" calcext:value-type="float">
            <text:p>0.1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1-01" calcext:value-type="date">
            <text:p>2009-11-01</text:p>
          </table:table-cell>
          <table:table-cell table:style-name="ce2" table:formula="of:=TEXT([.A6];&quot;mmm&quot;)&amp;&quot;-&quot;&amp;YEAR([.A6])" office:value-type="string" office:string-value="Nov-2009" calcext:value-type="string">
            <text:p>Nov-2009</text:p>
          </table:table-cell>
          <table:table-cell table:style-name="ce5" office:value-type="float" office:value="200911" calcext:value-type="float">
            <text:p>200911</text:p>
          </table:table-cell>
          <table:table-cell table:style-name="ce5" office:value-type="float" office:value="539" calcext:value-type="float">
            <text:p>539</text:p>
          </table:table-cell>
          <table:table-cell table:style-name="ce11" office:value-type="float" office:value="539" calcext:value-type="float">
            <text:p>539.00</text:p>
          </table:table-cell>
          <table:table-cell table:style-name="ce11" office:value-type="float" office:value="382.091613769531" calcext:value-type="float">
            <text:p>382.09</text:p>
          </table:table-cell>
          <table:table-cell table:style-name="ce11" table:formula="of:=ABS([.E6]-[.F6])/[.E6]" office:value-type="float" office:value="0.291110178535192" calcext:value-type="float">
            <text:p>0.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09-12-01" calcext:value-type="date">
            <text:p>2009-12-01</text:p>
          </table:table-cell>
          <table:table-cell table:style-name="ce2" table:formula="of:=TEXT([.A7];&quot;mmm&quot;)&amp;&quot;-&quot;&amp;YEAR([.A7])" office:value-type="string" office:string-value="Dec-2009" calcext:value-type="string">
            <text:p>Dec-2009</text:p>
          </table:table-cell>
          <table:table-cell table:style-name="ce5" office:value-type="float" office:value="200912" calcext:value-type="float">
            <text:p>200912</text:p>
          </table:table-cell>
          <table:table-cell table:style-name="ce5" office:value-type="float" office:value="307" calcext:value-type="float">
            <text:p>307</text:p>
          </table:table-cell>
          <table:table-cell table:style-name="ce11" office:value-type="float" office:value="307" calcext:value-type="float">
            <text:p>307.00</text:p>
          </table:table-cell>
          <table:table-cell table:style-name="ce11" office:value-type="float" office:value="284.139892578125" calcext:value-type="float">
            <text:p>284.14</text:p>
          </table:table-cell>
          <table:table-cell table:style-name="ce11" table:formula="of:=ABS([.E7]-[.F7])/[.E7]" office:value-type="float" office:value="0.074462890625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1-01" calcext:value-type="date">
            <text:p>2010-01-01</text:p>
          </table:table-cell>
          <table:table-cell table:style-name="ce2" table:formula="of:=TEXT([.A8];&quot;mmm&quot;)&amp;&quot;-&quot;&amp;YEAR([.A8])" office:value-type="string" office:string-value="Jan-2010" calcext:value-type="string">
            <text:p>Jan-2010</text:p>
          </table:table-cell>
          <table:table-cell table:style-name="ce5" office:value-type="float" office:value="201001" calcext:value-type="float">
            <text:p>201001</text:p>
          </table:table-cell>
          <table:table-cell table:style-name="ce5" office:value-type="float" office:value="217" calcext:value-type="float">
            <text:p>217</text:p>
          </table:table-cell>
          <table:table-cell table:style-name="ce11" office:value-type="float" office:value="217" calcext:value-type="float">
            <text:p>217.00</text:p>
          </table:table-cell>
          <table:table-cell table:style-name="ce11" office:value-type="float" office:value="234.032073974609" calcext:value-type="float">
            <text:p>234.03</text:p>
          </table:table-cell>
          <table:table-cell table:style-name="ce11" table:formula="of:=ABS([.E8]-[.F8])/[.E8]" office:value-type="float" office:value="0.0784888201594902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2-01" calcext:value-type="date">
            <text:p>2010-02-01</text:p>
          </table:table-cell>
          <table:table-cell table:style-name="ce2" table:formula="of:=TEXT([.A9];&quot;mmm&quot;)&amp;&quot;-&quot;&amp;YEAR([.A9])" office:value-type="string" office:string-value="Feb-2010" calcext:value-type="string">
            <text:p>Feb-2010</text:p>
          </table:table-cell>
          <table:table-cell table:style-name="ce5" office:value-type="float" office:value="201002" calcext:value-type="float">
            <text:p>201002</text:p>
          </table:table-cell>
          <table:table-cell table:style-name="ce5" office:value-type="float" office:value="193" calcext:value-type="float">
            <text:p>193</text:p>
          </table:table-cell>
          <table:table-cell table:style-name="ce11" office:value-type="float" office:value="193" calcext:value-type="float">
            <text:p>193.00</text:p>
          </table:table-cell>
          <table:table-cell table:style-name="ce11" office:value-type="float" office:value="192.952194213867" calcext:value-type="float">
            <text:p>192.95</text:p>
          </table:table-cell>
          <table:table-cell table:style-name="ce11" table:formula="of:=ABS([.E9]-[.F9])/[.E9]" office:value-type="float" office:value="0.000247698373745142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3-01" calcext:value-type="date">
            <text:p>2010-03-01</text:p>
          </table:table-cell>
          <table:table-cell table:style-name="ce2" table:formula="of:=TEXT([.A10];&quot;mmm&quot;)&amp;&quot;-&quot;&amp;YEAR([.A10])" office:value-type="string" office:string-value="Mar-2010" calcext:value-type="string">
            <text:p>Mar-2010</text:p>
          </table:table-cell>
          <table:table-cell table:style-name="ce5" office:value-type="float" office:value="201003" calcext:value-type="float">
            <text:p>201003</text:p>
          </table:table-cell>
          <table:table-cell table:style-name="ce5" office:value-type="float" office:value="183" calcext:value-type="float">
            <text:p>183</text:p>
          </table:table-cell>
          <table:table-cell table:style-name="ce11" office:value-type="float" office:value="183" calcext:value-type="float">
            <text:p>183.00</text:p>
          </table:table-cell>
          <table:table-cell table:style-name="ce11" office:value-type="float" office:value="166.812072753906" calcext:value-type="float">
            <text:p>166.81</text:p>
          </table:table-cell>
          <table:table-cell table:style-name="ce11" table:formula="of:=ABS([.E10]-[.F10])/[.E10]" office:value-type="float" office:value="0.0884586188311134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4-01" calcext:value-type="date">
            <text:p>2010-04-01</text:p>
          </table:table-cell>
          <table:table-cell table:style-name="ce2" table:formula="of:=TEXT([.A11];&quot;mmm&quot;)&amp;&quot;-&quot;&amp;YEAR([.A11])" office:value-type="string" office:string-value="Apr-2010" calcext:value-type="string">
            <text:p>Apr-2010</text:p>
          </table:table-cell>
          <table:table-cell table:style-name="ce5" office:value-type="float" office:value="201004" calcext:value-type="float">
            <text:p>201004</text:p>
          </table:table-cell>
          <table:table-cell table:style-name="ce5" office:value-type="float" office:value="143" calcext:value-type="float">
            <text:p>143</text:p>
          </table:table-cell>
          <table:table-cell table:style-name="ce11" office:value-type="float" office:value="143" calcext:value-type="float">
            <text:p>143.00</text:p>
          </table:table-cell>
          <table:table-cell table:style-name="ce11" office:value-type="float" office:value="148.485366821289" calcext:value-type="float">
            <text:p>148.49</text:p>
          </table:table-cell>
          <table:table-cell table:style-name="ce11" table:formula="of:=ABS([.E11]-[.F11])/[.E11]" office:value-type="float" office:value="0.038359208540483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5-01" calcext:value-type="date">
            <text:p>2010-05-01</text:p>
          </table:table-cell>
          <table:table-cell table:style-name="ce2" table:formula="of:=TEXT([.A12];&quot;mmm&quot;)&amp;&quot;-&quot;&amp;YEAR([.A12])" office:value-type="string" office:string-value="May-2010" calcext:value-type="string">
            <text:p>May-2010</text:p>
          </table:table-cell>
          <table:table-cell table:style-name="ce5" office:value-type="float" office:value="201005" calcext:value-type="float">
            <text:p>201005</text:p>
          </table:table-cell>
          <table:table-cell table:style-name="ce5" office:value-type="float" office:value="135" calcext:value-type="float">
            <text:p>135</text:p>
          </table:table-cell>
          <table:table-cell table:style-name="ce11" office:value-type="float" office:value="135" calcext:value-type="float">
            <text:p>135.00</text:p>
          </table:table-cell>
          <table:table-cell table:style-name="ce11" office:value-type="float" office:value="134.826644897461" calcext:value-type="float">
            <text:p>134.83</text:p>
          </table:table-cell>
          <table:table-cell table:style-name="ce11" table:formula="of:=ABS([.E12]-[.F12])/[.E12]" office:value-type="float" office:value="0.00128411187065972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6-01" calcext:value-type="date">
            <text:p>2010-06-01</text:p>
          </table:table-cell>
          <table:table-cell table:style-name="ce2" table:formula="of:=TEXT([.A13];&quot;mmm&quot;)&amp;&quot;-&quot;&amp;YEAR([.A13])" office:value-type="string" office:string-value="Jun-2010" calcext:value-type="string">
            <text:p>Jun-2010</text:p>
          </table:table-cell>
          <table:table-cell table:style-name="ce5" office:value-type="float" office:value="201006" calcext:value-type="float">
            <text:p>201006</text:p>
          </table:table-cell>
          <table:table-cell table:style-name="ce5" office:value-type="float" office:value="107" calcext:value-type="float">
            <text:p>107</text:p>
          </table:table-cell>
          <table:table-cell table:style-name="ce11" office:value-type="float" office:value="107" calcext:value-type="float">
            <text:p>107.00</text:p>
          </table:table-cell>
          <table:table-cell table:style-name="ce11" office:value-type="float" office:value="124.751007080078" calcext:value-type="float">
            <text:p>124.75</text:p>
          </table:table-cell>
          <table:table-cell table:style-name="ce11" table:formula="of:=ABS([.E13]-[.F13])/[.E13]" office:value-type="float" office:value="0.165897262430637" calcext:value-type="float">
            <text:p>0.1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7-01" calcext:value-type="date">
            <text:p>2010-07-01</text:p>
          </table:table-cell>
          <table:table-cell table:style-name="ce2" table:formula="of:=TEXT([.A14];&quot;mmm&quot;)&amp;&quot;-&quot;&amp;YEAR([.A14])" office:value-type="string" office:string-value="Jul-2010" calcext:value-type="string">
            <text:p>Jul-2010</text:p>
          </table:table-cell>
          <table:table-cell table:style-name="ce5" office:value-type="float" office:value="201007" calcext:value-type="float">
            <text:p>201007</text:p>
          </table:table-cell>
          <table:table-cell table:style-name="ce5" office:value-type="float" office:value="94" calcext:value-type="float">
            <text:p>94</text:p>
          </table:table-cell>
          <table:table-cell table:style-name="ce11" office:value-type="float" office:value="94" calcext:value-type="float">
            <text:p>94.00</text:p>
          </table:table-cell>
          <table:table-cell table:style-name="ce11" office:value-type="float" office:value="116.347396850586" calcext:value-type="float">
            <text:p>116.35</text:p>
          </table:table-cell>
          <table:table-cell table:style-name="ce11" table:formula="of:=ABS([.E14]-[.F14])/[.E14]" office:value-type="float" office:value="0.237738264367935" calcext:value-type="float">
            <text:p>0.2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8-01" calcext:value-type="date">
            <text:p>2010-08-01</text:p>
          </table:table-cell>
          <table:table-cell table:style-name="ce2" table:formula="of:=TEXT([.A15];&quot;mmm&quot;)&amp;&quot;-&quot;&amp;YEAR([.A15])" office:value-type="string" office:string-value="Aug-2010" calcext:value-type="string">
            <text:p>Aug-2010</text:p>
          </table:table-cell>
          <table:table-cell table:style-name="ce5" office:value-type="float" office:value="201008" calcext:value-type="float">
            <text:p>201008</text:p>
          </table:table-cell>
          <table:table-cell table:style-name="ce5" office:value-type="float" office:value="115" calcext:value-type="float">
            <text:p>115</text:p>
          </table:table-cell>
          <table:table-cell table:style-name="ce11" office:value-type="float" office:value="115" calcext:value-type="float">
            <text:p>115.00</text:p>
          </table:table-cell>
          <table:table-cell table:style-name="ce11" office:value-type="float" office:value="106.723426818848" calcext:value-type="float">
            <text:p>106.72</text:p>
          </table:table-cell>
          <table:table-cell table:style-name="ce11" table:formula="of:=ABS([.E15]-[.F15])/[.E15]" office:value-type="float" office:value="0.0719702015752378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09-01" calcext:value-type="date">
            <text:p>2010-09-01</text:p>
          </table:table-cell>
          <table:table-cell table:style-name="ce2" table:formula="of:=TEXT([.A16];&quot;mmm&quot;)&amp;&quot;-&quot;&amp;YEAR([.A16])" office:value-type="string" office:string-value="Sep-2010" calcext:value-type="string">
            <text:p>Sep-2010</text:p>
          </table:table-cell>
          <table:table-cell table:style-name="ce5" office:value-type="float" office:value="201009" calcext:value-type="float">
            <text:p>201009</text:p>
          </table:table-cell>
          <table:table-cell table:style-name="ce5" office:value-type="float" office:value="98" calcext:value-type="float">
            <text:p>98</text:p>
          </table:table-cell>
          <table:table-cell table:style-name="ce11" office:value-type="float" office:value="98" calcext:value-type="float">
            <text:p>98.00</text:p>
          </table:table-cell>
          <table:table-cell table:style-name="ce11" office:value-type="float" office:value="79.374641418457" calcext:value-type="float">
            <text:p>79.37</text:p>
          </table:table-cell>
          <table:table-cell table:style-name="ce11" table:formula="of:=ABS([.E16]-[.F16])/[.E16]" office:value-type="float" office:value="0.1900546794035" calcext:value-type="float">
            <text:p>0.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0-01" calcext:value-type="date">
            <text:p>2010-10-01</text:p>
          </table:table-cell>
          <table:table-cell table:style-name="ce2" table:formula="of:=TEXT([.A17];&quot;mmm&quot;)&amp;&quot;-&quot;&amp;YEAR([.A17])" office:value-type="string" office:string-value="Oct-2010" calcext:value-type="string">
            <text:p>Oct-2010</text:p>
          </table:table-cell>
          <table:table-cell table:style-name="ce5" office:value-type="float" office:value="201010" calcext:value-type="float">
            <text:p>201010</text:p>
          </table:table-cell>
          <table:table-cell table:style-name="ce5" office:value-type="float" office:value="81" calcext:value-type="float">
            <text:p>81</text:p>
          </table:table-cell>
          <table:table-cell table:style-name="ce11" office:value-type="float" office:value="81" calcext:value-type="float">
            <text:p>81.00</text:p>
          </table:table-cell>
          <table:table-cell table:style-name="ce11" office:value-type="float" office:value="80.2192306518555" calcext:value-type="float">
            <text:p>80.22</text:p>
          </table:table-cell>
          <table:table-cell table:style-name="ce11" table:formula="of:=ABS([.E17]-[.F17])/[.E17]" office:value-type="float" office:value="0.00963912775487076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1-01" calcext:value-type="date">
            <text:p>2010-11-01</text:p>
          </table:table-cell>
          <table:table-cell table:style-name="ce2" table:formula="of:=TEXT([.A18];&quot;mmm&quot;)&amp;&quot;-&quot;&amp;YEAR([.A18])" office:value-type="string" office:string-value="Nov-2010" calcext:value-type="string">
            <text:p>Nov-2010</text:p>
          </table:table-cell>
          <table:table-cell table:style-name="ce5" office:value-type="float" office:value="201011" calcext:value-type="float">
            <text:p>201011</text:p>
          </table:table-cell>
          <table:table-cell table:style-name="ce5" office:value-type="float" office:value="78" calcext:value-type="float">
            <text:p>78</text:p>
          </table:table-cell>
          <table:table-cell table:style-name="ce11" office:value-type="float" office:value="78" calcext:value-type="float">
            <text:p>78.00</text:p>
          </table:table-cell>
          <table:table-cell table:style-name="ce11" office:value-type="float" office:value="67.9590835571289" calcext:value-type="float">
            <text:p>67.96</text:p>
          </table:table-cell>
          <table:table-cell table:style-name="ce11" table:formula="of:=ABS([.E18]-[.F18])/[.E18]" office:value-type="float" office:value="0.128729697985527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0-12-01" calcext:value-type="date">
            <text:p>2010-12-01</text:p>
          </table:table-cell>
          <table:table-cell table:style-name="ce2" table:formula="of:=TEXT([.A19];&quot;mmm&quot;)&amp;&quot;-&quot;&amp;YEAR([.A19])" office:value-type="string" office:string-value="Dec-2010" calcext:value-type="string">
            <text:p>Dec-2010</text:p>
          </table:table-cell>
          <table:table-cell table:style-name="ce5" office:value-type="float" office:value="201012" calcext:value-type="float">
            <text:p>201012</text:p>
          </table:table-cell>
          <table:table-cell table:style-name="ce5" office:value-type="float" office:value="77" calcext:value-type="float">
            <text:p>77</text:p>
          </table:table-cell>
          <table:table-cell table:style-name="ce11" office:value-type="float" office:value="77" calcext:value-type="float">
            <text:p>77.00</text:p>
          </table:table-cell>
          <table:table-cell table:style-name="ce11" office:value-type="float" office:value="62.1939201354981" calcext:value-type="float">
            <text:p>62.19</text:p>
          </table:table-cell>
          <table:table-cell table:style-name="ce11" table:formula="of:=ABS([.E19]-[.F19])/[.E19]" office:value-type="float" office:value="0.192286751487038" calcext:value-type="float">
            <text:p>0.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1-01" calcext:value-type="date">
            <text:p>2011-01-01</text:p>
          </table:table-cell>
          <table:table-cell table:style-name="ce2" table:formula="of:=TEXT([.A20];&quot;mmm&quot;)&amp;&quot;-&quot;&amp;YEAR([.A20])" office:value-type="string" office:string-value="Jan-2011" calcext:value-type="string">
            <text:p>Jan-2011</text:p>
          </table:table-cell>
          <table:table-cell table:style-name="ce5" office:value-type="float" office:value="201101" calcext:value-type="float">
            <text:p>201101</text:p>
          </table:table-cell>
          <table:table-cell table:style-name="ce5" office:value-type="float" office:value="56" calcext:value-type="float">
            <text:p>56</text:p>
          </table:table-cell>
          <table:table-cell table:style-name="ce11" office:value-type="float" office:value="56.0000038146973" calcext:value-type="float">
            <text:p>56.00</text:p>
          </table:table-cell>
          <table:table-cell table:style-name="ce11" office:value-type="float" office:value="61.5128517150879" calcext:value-type="float">
            <text:p>61.51</text:p>
          </table:table-cell>
          <table:table-cell table:style-name="ce11" table:formula="of:=ABS([.E20]-[.F20])/[.E20]" office:value-type="float" office:value="0.0984437058010302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2-01" calcext:value-type="date">
            <text:p>2011-02-01</text:p>
          </table:table-cell>
          <table:table-cell table:style-name="ce2" table:formula="of:=TEXT([.A21];&quot;mmm&quot;)&amp;&quot;-&quot;&amp;YEAR([.A21])" office:value-type="string" office:string-value="Feb-2011" calcext:value-type="string">
            <text:p>Feb-2011</text:p>
          </table:table-cell>
          <table:table-cell table:style-name="ce5" office:value-type="float" office:value="201102" calcext:value-type="float">
            <text:p>201102</text:p>
          </table:table-cell>
          <table:table-cell table:style-name="ce5" office:value-type="float" office:value="60" calcext:value-type="float">
            <text:p>60</text:p>
          </table:table-cell>
          <table:table-cell table:style-name="ce11" office:value-type="float" office:value="60" calcext:value-type="float">
            <text:p>60.00</text:p>
          </table:table-cell>
          <table:table-cell table:style-name="ce11" office:value-type="float" office:value="59.7946929931641" calcext:value-type="float">
            <text:p>59.79</text:p>
          </table:table-cell>
          <table:table-cell table:style-name="ce11" table:formula="of:=ABS([.E21]-[.F21])/[.E21]" office:value-type="float" office:value="0.00342178344726562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3-01" calcext:value-type="date">
            <text:p>2011-03-01</text:p>
          </table:table-cell>
          <table:table-cell table:style-name="ce2" table:formula="of:=TEXT([.A22];&quot;mmm&quot;)&amp;&quot;-&quot;&amp;YEAR([.A22])" office:value-type="string" office:string-value="Mar-2011" calcext:value-type="string">
            <text:p>Mar-2011</text:p>
          </table:table-cell>
          <table:table-cell table:style-name="ce5" office:value-type="float" office:value="201103" calcext:value-type="float">
            <text:p>201103</text:p>
          </table:table-cell>
          <table:table-cell table:style-name="ce5" office:value-type="float" office:value="65" calcext:value-type="float">
            <text:p>65</text:p>
          </table:table-cell>
          <table:table-cell table:style-name="ce11" office:value-type="float" office:value="65" calcext:value-type="float">
            <text:p>65.00</text:p>
          </table:table-cell>
          <table:table-cell table:style-name="ce11" office:value-type="float" office:value="58.4159736633301" calcext:value-type="float">
            <text:p>58.42</text:p>
          </table:table-cell>
          <table:table-cell table:style-name="ce11" table:formula="of:=ABS([.E22]-[.F22])/[.E22]" office:value-type="float" office:value="0.101292712871845" calcext:value-type="float">
            <text:p>0.1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4-01" calcext:value-type="date">
            <text:p>2011-04-01</text:p>
          </table:table-cell>
          <table:table-cell table:style-name="ce2" table:formula="of:=TEXT([.A23];&quot;mmm&quot;)&amp;&quot;-&quot;&amp;YEAR([.A23])" office:value-type="string" office:string-value="Apr-2011" calcext:value-type="string">
            <text:p>Apr-2011</text:p>
          </table:table-cell>
          <table:table-cell table:style-name="ce5" office:value-type="float" office:value="201104" calcext:value-type="float">
            <text:p>201104</text:p>
          </table:table-cell>
          <table:table-cell table:style-name="ce5" office:value-type="float" office:value="72" calcext:value-type="float">
            <text:p>72</text:p>
          </table:table-cell>
          <table:table-cell table:style-name="ce11" office:value-type="float" office:value="72" calcext:value-type="float">
            <text:p>72.00</text:p>
          </table:table-cell>
          <table:table-cell table:style-name="ce11" office:value-type="float" office:value="58.1631469726563" calcext:value-type="float">
            <text:p>58.16</text:p>
          </table:table-cell>
          <table:table-cell table:style-name="ce11" table:formula="of:=ABS([.E23]-[.F23])/[.E23]" office:value-type="float" office:value="0.192178514268663" calcext:value-type="float">
            <text:p>0.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5-01" calcext:value-type="date">
            <text:p>2011-05-01</text:p>
          </table:table-cell>
          <table:table-cell table:style-name="ce2" table:formula="of:=TEXT([.A24];&quot;mmm&quot;)&amp;&quot;-&quot;&amp;YEAR([.A24])" office:value-type="string" office:string-value="May-2011" calcext:value-type="string">
            <text:p>May-2011</text:p>
          </table:table-cell>
          <table:table-cell table:style-name="ce5" office:value-type="float" office:value="201105" calcext:value-type="float">
            <text:p>201105</text:p>
          </table:table-cell>
          <table:table-cell table:style-name="ce5" office:value-type="float" office:value="63" calcext:value-type="float">
            <text:p>63</text:p>
          </table:table-cell>
          <table:table-cell table:style-name="ce11" office:value-type="float" office:value="63" calcext:value-type="float">
            <text:p>63.00</text:p>
          </table:table-cell>
          <table:table-cell table:style-name="ce11" office:value-type="float" office:value="57.9625587463379" calcext:value-type="float">
            <text:p>57.96</text:p>
          </table:table-cell>
          <table:table-cell table:style-name="ce11" table:formula="of:=ABS([.E24]-[.F24])/[.E24]" office:value-type="float" office:value="0.0799593849787636" calcext:value-type="float">
            <text:p>0.0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6-01" calcext:value-type="date">
            <text:p>2011-06-01</text:p>
          </table:table-cell>
          <table:table-cell table:style-name="ce2" table:formula="of:=TEXT([.A25];&quot;mmm&quot;)&amp;&quot;-&quot;&amp;YEAR([.A25])" office:value-type="string" office:string-value="Jun-2011" calcext:value-type="string">
            <text:p>Jun-2011</text:p>
          </table:table-cell>
          <table:table-cell table:style-name="ce5" office:value-type="float" office:value="201106" calcext:value-type="float">
            <text:p>201106</text:p>
          </table:table-cell>
          <table:table-cell table:style-name="ce5" office:value-type="float" office:value="55" calcext:value-type="float">
            <text:p>55</text:p>
          </table:table-cell>
          <table:table-cell table:style-name="ce11" office:value-type="float" office:value="54.9999961853027" calcext:value-type="float">
            <text:p>55.00</text:p>
          </table:table-cell>
          <table:table-cell table:style-name="ce11" office:value-type="float" office:value="58.6340675354004" calcext:value-type="float">
            <text:p>58.63</text:p>
          </table:table-cell>
          <table:table-cell table:style-name="ce11" table:formula="of:=ABS([.E25]-[.F25])/[.E25]" office:value-type="float" office:value="0.0660740291300013" calcext:value-type="float">
            <text:p>0.07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7-01" calcext:value-type="date">
            <text:p>2011-07-01</text:p>
          </table:table-cell>
          <table:table-cell table:style-name="ce2" table:formula="of:=TEXT([.A26];&quot;mmm&quot;)&amp;&quot;-&quot;&amp;YEAR([.A26])" office:value-type="string" office:string-value="Jul-2011" calcext:value-type="string">
            <text:p>Jul-2011</text:p>
          </table:table-cell>
          <table:table-cell table:style-name="ce5" office:value-type="float" office:value="201107" calcext:value-type="float">
            <text:p>201107</text:p>
          </table:table-cell>
          <table:table-cell table:style-name="ce5" office:value-type="float" office:value="37" calcext:value-type="float">
            <text:p>37</text:p>
          </table:table-cell>
          <table:table-cell table:style-name="ce11" office:value-type="float" office:value="37" calcext:value-type="float">
            <text:p>37.00</text:p>
          </table:table-cell>
          <table:table-cell table:style-name="ce11" office:value-type="float" office:value="58.6597213745117" calcext:value-type="float">
            <text:p>58.66</text:p>
          </table:table-cell>
          <table:table-cell table:style-name="ce11" table:formula="of:=ABS([.E26]-[.F26])/[.E26]" office:value-type="float" office:value="0.585397874986803" calcext:value-type="float">
            <text:p>0.5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8-01" calcext:value-type="date">
            <text:p>2011-08-01</text:p>
          </table:table-cell>
          <table:table-cell table:style-name="ce2" table:formula="of:=TEXT([.A27];&quot;mmm&quot;)&amp;&quot;-&quot;&amp;YEAR([.A27])" office:value-type="string" office:string-value="Aug-2011" calcext:value-type="string">
            <text:p>Aug-2011</text:p>
          </table:table-cell>
          <table:table-cell table:style-name="ce5" office:value-type="float" office:value="201108" calcext:value-type="float">
            <text:p>201108</text:p>
          </table:table-cell>
          <table:table-cell table:style-name="ce5" office:value-type="float" office:value="51" calcext:value-type="float">
            <text:p>51</text:p>
          </table:table-cell>
          <table:table-cell table:style-name="ce11" office:value-type="float" office:value="51" calcext:value-type="float">
            <text:p>51.00</text:p>
          </table:table-cell>
          <table:table-cell table:style-name="ce11" office:value-type="float" office:value="57.8842353820801" calcext:value-type="float">
            <text:p>57.88</text:p>
          </table:table-cell>
          <table:table-cell table:style-name="ce11" table:formula="of:=ABS([.E27]-[.F27])/[.E27]" office:value-type="float" office:value="0.134985007491766" calcext:value-type="float">
            <text:p>0.1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09-01" calcext:value-type="date">
            <text:p>2011-09-01</text:p>
          </table:table-cell>
          <table:table-cell table:style-name="ce2" table:formula="of:=TEXT([.A28];&quot;mmm&quot;)&amp;&quot;-&quot;&amp;YEAR([.A28])" office:value-type="string" office:string-value="Sep-2011" calcext:value-type="string">
            <text:p>Sep-2011</text:p>
          </table:table-cell>
          <table:table-cell table:style-name="ce5" office:value-type="float" office:value="201109" calcext:value-type="float">
            <text:p>201109</text:p>
          </table:table-cell>
          <table:table-cell table:style-name="ce5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.00</text:p>
          </table:table-cell>
          <table:table-cell table:style-name="ce11" office:value-type="float" office:value="54.9025688171387" calcext:value-type="float">
            <text:p>54.90</text:p>
          </table:table-cell>
          <table:table-cell table:style-name="ce11" table:formula="of:=ABS([.E28]-[.F28])/[.E28]" office:value-type="float" office:value="0.307204019455683" calcext:value-type="float">
            <text:p>0.3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0-01" calcext:value-type="date">
            <text:p>2011-10-01</text:p>
          </table:table-cell>
          <table:table-cell table:style-name="ce2" table:formula="of:=TEXT([.A29];&quot;mmm&quot;)&amp;&quot;-&quot;&amp;YEAR([.A29])" office:value-type="string" office:string-value="Oct-2011" calcext:value-type="string">
            <text:p>Oct-2011</text:p>
          </table:table-cell>
          <table:table-cell table:style-name="ce5" office:value-type="float" office:value="201110" calcext:value-type="float">
            <text:p>201110</text:p>
          </table:table-cell>
          <table:table-cell table:style-name="ce5" office:value-type="float" office:value="52" calcext:value-type="float">
            <text:p>52</text:p>
          </table:table-cell>
          <table:table-cell table:style-name="ce11" office:value-type="float" office:value="52" calcext:value-type="float">
            <text:p>52.00</text:p>
          </table:table-cell>
          <table:table-cell table:style-name="ce11" office:value-type="float" office:value="53.5989952087402" calcext:value-type="float">
            <text:p>53.60</text:p>
          </table:table-cell>
          <table:table-cell table:style-name="ce11" table:formula="of:=ABS([.E29]-[.F29])/[.E29]" office:value-type="float" office:value="0.0307499078603891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1-01" calcext:value-type="date">
            <text:p>2011-11-01</text:p>
          </table:table-cell>
          <table:table-cell table:style-name="ce2" table:formula="of:=TEXT([.A30];&quot;mmm&quot;)&amp;&quot;-&quot;&amp;YEAR([.A30])" office:value-type="string" office:string-value="Nov-2011" calcext:value-type="string">
            <text:p>Nov-2011</text:p>
          </table:table-cell>
          <table:table-cell table:style-name="ce5" office:value-type="float" office:value="201111" calcext:value-type="float">
            <text:p>201111</text:p>
          </table:table-cell>
          <table:table-cell table:style-name="ce5" office:value-type="float" office:value="22" calcext:value-type="float">
            <text:p>22</text:p>
          </table:table-cell>
          <table:table-cell table:style-name="ce11" office:value-type="float" office:value="22" calcext:value-type="float">
            <text:p>22.00</text:p>
          </table:table-cell>
          <table:table-cell table:style-name="ce11" office:value-type="float" office:value="52.4787178039551" calcext:value-type="float">
            <text:p>52.48</text:p>
          </table:table-cell>
          <table:table-cell table:style-name="ce11" table:formula="of:=ABS([.E30]-[.F30])/[.E30]" office:value-type="float" office:value="1.38539626381614" calcext:value-type="float">
            <text:p>1.3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1-12-01" calcext:value-type="date">
            <text:p>2011-12-01</text:p>
          </table:table-cell>
          <table:table-cell table:style-name="ce2" table:formula="of:=TEXT([.A31];&quot;mmm&quot;)&amp;&quot;-&quot;&amp;YEAR([.A31])" office:value-type="string" office:string-value="Dec-2011" calcext:value-type="string">
            <text:p>Dec-2011</text:p>
          </table:table-cell>
          <table:table-cell table:style-name="ce5" office:value-type="float" office:value="201112" calcext:value-type="float">
            <text:p>201112</text:p>
          </table:table-cell>
          <table:table-cell table:style-name="ce5" office:value-type="float" office:value="43" calcext:value-type="float">
            <text:p>43</text:p>
          </table:table-cell>
          <table:table-cell table:style-name="ce11" office:value-type="float" office:value="43" calcext:value-type="float">
            <text:p>43.00</text:p>
          </table:table-cell>
          <table:table-cell table:style-name="ce11" office:value-type="float" office:value="50.6122207641602" calcext:value-type="float">
            <text:p>50.61</text:p>
          </table:table-cell>
          <table:table-cell table:style-name="ce11" table:formula="of:=ABS([.E31]-[.F31])/[.E31]" office:value-type="float" office:value="0.17702838986419" calcext:value-type="float">
            <text:p>0.18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1-01" calcext:value-type="date">
            <text:p>2012-01-01</text:p>
          </table:table-cell>
          <table:table-cell table:style-name="ce2" table:formula="of:=TEXT([.A32];&quot;mmm&quot;)&amp;&quot;-&quot;&amp;YEAR([.A32])" office:value-type="string" office:string-value="Jan-2012" calcext:value-type="string">
            <text:p>Jan-2012</text:p>
          </table:table-cell>
          <table:table-cell table:style-name="ce5" office:value-type="float" office:value="201201" calcext:value-type="float">
            <text:p>201201</text:p>
          </table:table-cell>
          <table:table-cell table:style-name="ce5" office:value-type="float" office:value="45" calcext:value-type="float">
            <text:p>45</text:p>
          </table:table-cell>
          <table:table-cell table:style-name="ce11" office:value-type="float" office:value="45" calcext:value-type="float">
            <text:p>45.00</text:p>
          </table:table-cell>
          <table:table-cell table:style-name="ce11" office:value-type="float" office:value="47.6795997619629" calcext:value-type="float">
            <text:p>47.68</text:p>
          </table:table-cell>
          <table:table-cell table:style-name="ce11" table:formula="of:=ABS([.E32]-[.F32])/[.E32]" office:value-type="float" office:value="0.0595466613769531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2-01" calcext:value-type="date">
            <text:p>2012-02-01</text:p>
          </table:table-cell>
          <table:table-cell table:style-name="ce2" table:formula="of:=TEXT([.A33];&quot;mmm&quot;)&amp;&quot;-&quot;&amp;YEAR([.A33])" office:value-type="string" office:string-value="Feb-2012" calcext:value-type="string">
            <text:p>Feb-2012</text:p>
          </table:table-cell>
          <table:table-cell table:style-name="ce5" office:value-type="float" office:value="201202" calcext:value-type="float">
            <text:p>201202</text:p>
          </table:table-cell>
          <table:table-cell table:style-name="ce5" office:value-type="float" office:value="47" calcext:value-type="float">
            <text:p>47</text:p>
          </table:table-cell>
          <table:table-cell table:style-name="ce11" office:value-type="float" office:value="47" calcext:value-type="float">
            <text:p>47.00</text:p>
          </table:table-cell>
          <table:table-cell table:style-name="ce11" office:value-type="float" office:value="45.0561904907227" calcext:value-type="float">
            <text:p>45.06</text:p>
          </table:table-cell>
          <table:table-cell table:style-name="ce11" table:formula="of:=ABS([.E33]-[.F33])/[.E33]" office:value-type="float" office:value="0.0413576491335605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3-01" calcext:value-type="date">
            <text:p>2012-03-01</text:p>
          </table:table-cell>
          <table:table-cell table:style-name="ce2" table:formula="of:=TEXT([.A34];&quot;mmm&quot;)&amp;&quot;-&quot;&amp;YEAR([.A34])" office:value-type="string" office:string-value="Mar-2012" calcext:value-type="string">
            <text:p>Mar-2012</text:p>
          </table:table-cell>
          <table:table-cell table:style-name="ce5" office:value-type="float" office:value="201203" calcext:value-type="float">
            <text:p>201203</text:p>
          </table:table-cell>
          <table:table-cell table:style-name="ce5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.00</text:p>
          </table:table-cell>
          <table:table-cell table:style-name="ce11" office:value-type="float" office:value="42.5303153991699" calcext:value-type="float">
            <text:p>42.53</text:p>
          </table:table-cell>
          <table:table-cell table:style-name="ce11" table:formula="of:=ABS([.E34]-[.F34])/[.E34]" office:value-type="float" office:value="0.288797436338482" calcext:value-type="float">
            <text:p>0.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4-01" calcext:value-type="date">
            <text:p>2012-04-01</text:p>
          </table:table-cell>
          <table:table-cell table:style-name="ce2" table:formula="of:=TEXT([.A35];&quot;mmm&quot;)&amp;&quot;-&quot;&amp;YEAR([.A35])" office:value-type="string" office:string-value="Apr-2012" calcext:value-type="string">
            <text:p>Apr-2012</text:p>
          </table:table-cell>
          <table:table-cell table:style-name="ce5" office:value-type="float" office:value="201204" calcext:value-type="float">
            <text:p>201204</text:p>
          </table:table-cell>
          <table:table-cell table:style-name="ce5" office:value-type="float" office:value="42" calcext:value-type="float">
            <text:p>42</text:p>
          </table:table-cell>
          <table:table-cell table:style-name="ce11" office:value-type="float" office:value="42" calcext:value-type="float">
            <text:p>42.00</text:p>
          </table:table-cell>
          <table:table-cell table:style-name="ce11" office:value-type="float" office:value="39.990406036377" calcext:value-type="float">
            <text:p>39.99</text:p>
          </table:table-cell>
          <table:table-cell table:style-name="ce11" table:formula="of:=ABS([.E35]-[.F35])/[.E35]" office:value-type="float" office:value="0.0478474753243583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5-01" calcext:value-type="date">
            <text:p>2012-05-01</text:p>
          </table:table-cell>
          <table:table-cell table:style-name="ce2" table:formula="of:=TEXT([.A36];&quot;mmm&quot;)&amp;&quot;-&quot;&amp;YEAR([.A36])" office:value-type="string" office:string-value="May-2012" calcext:value-type="string">
            <text:p>May-2012</text:p>
          </table:table-cell>
          <table:table-cell table:style-name="ce5" office:value-type="float" office:value="201205" calcext:value-type="float">
            <text:p>201205</text:p>
          </table:table-cell>
          <table:table-cell table:style-name="ce5" office:value-type="float" office:value="41" calcext:value-type="float">
            <text:p>41</text:p>
          </table:table-cell>
          <table:table-cell table:style-name="ce11" office:value-type="float" office:value="41" calcext:value-type="float">
            <text:p>41.00</text:p>
          </table:table-cell>
          <table:table-cell table:style-name="ce11" office:value-type="float" office:value="37.3245277404785" calcext:value-type="float">
            <text:p>37.32</text:p>
          </table:table-cell>
          <table:table-cell table:style-name="ce11" table:formula="of:=ABS([.E36]-[.F36])/[.E36]" office:value-type="float" office:value="0.0896456648663777" calcext:value-type="float">
            <text:p>0.0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6-01" calcext:value-type="date">
            <text:p>2012-06-01</text:p>
          </table:table-cell>
          <table:table-cell table:style-name="ce2" table:formula="of:=TEXT([.A37];&quot;mmm&quot;)&amp;&quot;-&quot;&amp;YEAR([.A37])" office:value-type="string" office:string-value="Jun-2012" calcext:value-type="string">
            <text:p>Jun-2012</text:p>
          </table:table-cell>
          <table:table-cell table:style-name="ce5" office:value-type="float" office:value="201206" calcext:value-type="float">
            <text:p>201206</text:p>
          </table:table-cell>
          <table:table-cell table:style-name="ce5" office:value-type="float" office:value="34" calcext:value-type="float">
            <text:p>34</text:p>
          </table:table-cell>
          <table:table-cell table:style-name="ce11" office:value-type="float" office:value="34" calcext:value-type="float">
            <text:p>34.00</text:p>
          </table:table-cell>
          <table:table-cell table:style-name="ce11" office:value-type="float" office:value="36.0898284912109" calcext:value-type="float">
            <text:p>36.09</text:p>
          </table:table-cell>
          <table:table-cell table:style-name="ce11" table:formula="of:=ABS([.E37]-[.F37])/[.E37]" office:value-type="float" office:value="0.0614655438591452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7-01" calcext:value-type="date">
            <text:p>2012-07-01</text:p>
          </table:table-cell>
          <table:table-cell table:style-name="ce2" table:formula="of:=TEXT([.A38];&quot;mmm&quot;)&amp;&quot;-&quot;&amp;YEAR([.A38])" office:value-type="string" office:string-value="Jul-2012" calcext:value-type="string">
            <text:p>Jul-2012</text:p>
          </table:table-cell>
          <table:table-cell table:style-name="ce5" office:value-type="float" office:value="201207" calcext:value-type="float">
            <text:p>201207</text:p>
          </table:table-cell>
          <table:table-cell table:style-name="ce5" office:value-type="float" office:value="23" calcext:value-type="float">
            <text:p>23</text:p>
          </table:table-cell>
          <table:table-cell table:style-name="ce11" office:value-type="float" office:value="23" calcext:value-type="float">
            <text:p>23.00</text:p>
          </table:table-cell>
          <table:table-cell table:style-name="ce11" office:value-type="float" office:value="35.5476188659668" calcext:value-type="float">
            <text:p>35.55</text:p>
          </table:table-cell>
          <table:table-cell table:style-name="ce11" table:formula="of:=ABS([.E38]-[.F38])/[.E38]" office:value-type="float" office:value="0.545548646346382" calcext:value-type="float">
            <text:p>0.5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8-01" calcext:value-type="date">
            <text:p>2012-08-01</text:p>
          </table:table-cell>
          <table:table-cell table:style-name="ce2" table:formula="of:=TEXT([.A39];&quot;mmm&quot;)&amp;&quot;-&quot;&amp;YEAR([.A39])" office:value-type="string" office:string-value="Aug-2012" calcext:value-type="string">
            <text:p>Aug-2012</text:p>
          </table:table-cell>
          <table:table-cell table:style-name="ce5" office:value-type="float" office:value="201208" calcext:value-type="float">
            <text:p>201208</text:p>
          </table:table-cell>
          <table:table-cell table:style-name="ce5" office:value-type="float" office:value="30" calcext:value-type="float">
            <text:p>30</text:p>
          </table:table-cell>
          <table:table-cell table:style-name="ce11" office:value-type="float" office:value="30" calcext:value-type="float">
            <text:p>30.00</text:p>
          </table:table-cell>
          <table:table-cell table:style-name="ce11" office:value-type="float" office:value="29.4193229675293" calcext:value-type="float">
            <text:p>29.42</text:p>
          </table:table-cell>
          <table:table-cell table:style-name="ce11" table:formula="of:=ABS([.E39]-[.F39])/[.E39]" office:value-type="float" office:value="0.0193559010823568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09-01" calcext:value-type="date">
            <text:p>2012-09-01</text:p>
          </table:table-cell>
          <table:table-cell table:style-name="ce2" table:formula="of:=TEXT([.A40];&quot;mmm&quot;)&amp;&quot;-&quot;&amp;YEAR([.A40])" office:value-type="string" office:string-value="Sep-2012" calcext:value-type="string">
            <text:p>Sep-2012</text:p>
          </table:table-cell>
          <table:table-cell table:style-name="ce5" office:value-type="float" office:value="201209" calcext:value-type="float">
            <text:p>201209</text:p>
          </table:table-cell>
          <table:table-cell table:style-name="ce5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.00</text:p>
          </table:table-cell>
          <table:table-cell table:style-name="ce11" office:value-type="float" office:value="15.5639400482178" calcext:value-type="float">
            <text:p>15.56</text:p>
          </table:table-cell>
          <table:table-cell table:style-name="ce11" table:formula="of:=ABS([.E40]-[.F40])/[.E40]" office:value-type="float" office:value="0.52836545308431" calcext:value-type="float">
            <text:p>0.5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0-01" calcext:value-type="date">
            <text:p>2012-10-01</text:p>
          </table:table-cell>
          <table:table-cell table:style-name="ce2" table:formula="of:=TEXT([.A41];&quot;mmm&quot;)&amp;&quot;-&quot;&amp;YEAR([.A41])" office:value-type="string" office:string-value="Oct-2012" calcext:value-type="string">
            <text:p>Oct-2012</text:p>
          </table:table-cell>
          <table:table-cell table:style-name="ce5" office:value-type="float" office:value="201210" calcext:value-type="float">
            <text:p>201210</text:p>
          </table:table-cell>
          <table:table-cell table:style-name="ce5" office:value-type="float" office:value="33" calcext:value-type="float">
            <text:p>33</text:p>
          </table:table-cell>
          <table:table-cell table:style-name="ce11" office:value-type="float" office:value="33" calcext:value-type="float">
            <text:p>33.00</text:p>
          </table:table-cell>
          <table:table-cell table:style-name="ce11" office:value-type="float" office:value="6.02691698074341" calcext:value-type="float">
            <text:p>6.03</text:p>
          </table:table-cell>
          <table:table-cell table:style-name="ce11" table:formula="of:=ABS([.E41]-[.F41])/[.E41]" office:value-type="float" office:value="0.817366152098685" calcext:value-type="float">
            <text:p>0.8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1-01" calcext:value-type="date">
            <text:p>2012-11-01</text:p>
          </table:table-cell>
          <table:table-cell table:style-name="ce2" table:formula="of:=TEXT([.A42];&quot;mmm&quot;)&amp;&quot;-&quot;&amp;YEAR([.A42])" office:value-type="string" office:string-value="Nov-2012" calcext:value-type="string">
            <text:p>Nov-2012</text:p>
          </table:table-cell>
          <table:table-cell table:style-name="ce5" office:value-type="float" office:value="201211" calcext:value-type="float">
            <text:p>2012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2-12-01" calcext:value-type="date">
            <text:p>2012-12-01</text:p>
          </table:table-cell>
          <table:table-cell table:style-name="ce2" table:formula="of:=TEXT([.A43];&quot;mmm&quot;)&amp;&quot;-&quot;&amp;YEAR([.A43])" office:value-type="string" office:string-value="Dec-2012" calcext:value-type="string">
            <text:p>Dec-2012</text:p>
          </table:table-cell>
          <table:table-cell table:style-name="ce5" office:value-type="float" office:value="201212" calcext:value-type="float">
            <text:p>20121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1-01" calcext:value-type="date">
            <text:p>2013-01-01</text:p>
          </table:table-cell>
          <table:table-cell table:style-name="ce2" table:formula="of:=TEXT([.A44];&quot;mmm&quot;)&amp;&quot;-&quot;&amp;YEAR([.A44])" office:value-type="string" office:string-value="Jan-2013" calcext:value-type="string">
            <text:p>Jan-2013</text:p>
          </table:table-cell>
          <table:table-cell table:style-name="ce5" office:value-type="float" office:value="201301" calcext:value-type="float">
            <text:p>20130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2-01" calcext:value-type="date">
            <text:p>2013-02-01</text:p>
          </table:table-cell>
          <table:table-cell table:style-name="ce2" table:formula="of:=TEXT([.A45];&quot;mmm&quot;)&amp;&quot;-&quot;&amp;YEAR([.A45])" office:value-type="string" office:string-value="Feb-2013" calcext:value-type="string">
            <text:p>Feb-2013</text:p>
          </table:table-cell>
          <table:table-cell table:style-name="ce5" office:value-type="float" office:value="201302" calcext:value-type="float">
            <text:p>201302</text:p>
          </table:table-cell>
          <table:table-cell table:style-name="ce5" office:value-type="float" office:value="2" calcext:value-type="float">
            <text:p>2</text:p>
          </table:table-cell>
          <table:table-cell table:style-name="ce11" office:value-type="float" office:value="2" calcext:value-type="float">
            <text:p>2.00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ABS([.E45]-[.F45])/[.E45]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3-01" calcext:value-type="date">
            <text:p>2013-03-01</text:p>
          </table:table-cell>
          <table:table-cell table:style-name="ce2" table:formula="of:=TEXT([.A46];&quot;mmm&quot;)&amp;&quot;-&quot;&amp;YEAR([.A46])" office:value-type="string" office:string-value="Mar-2013" calcext:value-type="string">
            <text:p>Mar-2013</text:p>
          </table:table-cell>
          <table:table-cell table:style-name="ce5" office:value-type="float" office:value="201303" calcext:value-type="float">
            <text:p>2013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4-01" calcext:value-type="date">
            <text:p>2013-04-01</text:p>
          </table:table-cell>
          <table:table-cell table:style-name="ce2" table:formula="of:=TEXT([.A47];&quot;mmm&quot;)&amp;&quot;-&quot;&amp;YEAR([.A47])" office:value-type="string" office:string-value="Apr-2013" calcext:value-type="string">
            <text:p>Apr-2013</text:p>
          </table:table-cell>
          <table:table-cell table:style-name="ce5" office:value-type="float" office:value="201304" calcext:value-type="float">
            <text:p>20130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5-01" calcext:value-type="date">
            <text:p>2013-05-01</text:p>
          </table:table-cell>
          <table:table-cell table:style-name="ce2" table:formula="of:=TEXT([.A48];&quot;mmm&quot;)&amp;&quot;-&quot;&amp;YEAR([.A48])" office:value-type="string" office:string-value="May-2013" calcext:value-type="string">
            <text:p>May-2013</text:p>
          </table:table-cell>
          <table:table-cell table:style-name="ce5" office:value-type="float" office:value="201305" calcext:value-type="float">
            <text:p>20130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6-01" calcext:value-type="date">
            <text:p>2013-06-01</text:p>
          </table:table-cell>
          <table:table-cell table:style-name="ce2" table:formula="of:=TEXT([.A49];&quot;mmm&quot;)&amp;&quot;-&quot;&amp;YEAR([.A49])" office:value-type="string" office:string-value="Jun-2013" calcext:value-type="string">
            <text:p>Jun-2013</text:p>
          </table:table-cell>
          <table:table-cell table:style-name="ce5" office:value-type="float" office:value="201306" calcext:value-type="float">
            <text:p>20130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7-01" calcext:value-type="date">
            <text:p>2013-07-01</text:p>
          </table:table-cell>
          <table:table-cell table:style-name="ce2" table:formula="of:=TEXT([.A50];&quot;mmm&quot;)&amp;&quot;-&quot;&amp;YEAR([.A50])" office:value-type="string" office:string-value="Jul-2013" calcext:value-type="string">
            <text:p>Jul-2013</text:p>
          </table:table-cell>
          <table:table-cell table:style-name="ce5" office:value-type="float" office:value="201307" calcext:value-type="float">
            <text:p>20130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8-01" calcext:value-type="date">
            <text:p>2013-08-01</text:p>
          </table:table-cell>
          <table:table-cell table:style-name="ce2" table:formula="of:=TEXT([.A51];&quot;mmm&quot;)&amp;&quot;-&quot;&amp;YEAR([.A51])" office:value-type="string" office:string-value="Aug-2013" calcext:value-type="string">
            <text:p>Aug-2013</text:p>
          </table:table-cell>
          <table:table-cell table:style-name="ce5" office:value-type="float" office:value="201308" calcext:value-type="float">
            <text:p>20130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09-01" calcext:value-type="date">
            <text:p>2013-09-01</text:p>
          </table:table-cell>
          <table:table-cell table:style-name="ce2" table:formula="of:=TEXT([.A52];&quot;mmm&quot;)&amp;&quot;-&quot;&amp;YEAR([.A52])" office:value-type="string" office:string-value="Sep-2013" calcext:value-type="string">
            <text:p>Sep-2013</text:p>
          </table:table-cell>
          <table:table-cell table:style-name="ce5" office:value-type="float" office:value="201309" calcext:value-type="float">
            <text:p>20130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0-01" calcext:value-type="date">
            <text:p>2013-10-01</text:p>
          </table:table-cell>
          <table:table-cell table:style-name="ce2" table:formula="of:=TEXT([.A53];&quot;mmm&quot;)&amp;&quot;-&quot;&amp;YEAR([.A53])" office:value-type="string" office:string-value="Oct-2013" calcext:value-type="string">
            <text:p>Oct-2013</text:p>
          </table:table-cell>
          <table:table-cell table:style-name="ce5" office:value-type="float" office:value="201310" calcext:value-type="float">
            <text:p>2013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1-01" calcext:value-type="date">
            <text:p>2013-11-01</text:p>
          </table:table-cell>
          <table:table-cell table:style-name="ce2" table:formula="of:=TEXT([.A54];&quot;mmm&quot;)&amp;&quot;-&quot;&amp;YEAR([.A54])" office:value-type="string" office:string-value="Nov-2013" calcext:value-type="string">
            <text:p>Nov-2013</text:p>
          </table:table-cell>
          <table:table-cell table:style-name="ce5" office:value-type="float" office:value="201311" calcext:value-type="float">
            <text:p>2013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3-12-01" calcext:value-type="date">
            <text:p>2013-12-01</text:p>
          </table:table-cell>
          <table:table-cell table:style-name="ce2" table:formula="of:=TEXT([.A55];&quot;mmm&quot;)&amp;&quot;-&quot;&amp;YEAR([.A55])" office:value-type="string" office:string-value="Dec-2013" calcext:value-type="string">
            <text:p>Dec-2013</text:p>
          </table:table-cell>
          <table:table-cell table:style-name="ce5" office:value-type="float" office:value="201312" calcext:value-type="float">
            <text:p>20131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1-01" calcext:value-type="date">
            <text:p>2014-01-01</text:p>
          </table:table-cell>
          <table:table-cell table:style-name="ce2" table:formula="of:=TEXT([.A56];&quot;mmm&quot;)&amp;&quot;-&quot;&amp;YEAR([.A56])" office:value-type="string" office:string-value="Jan-2014" calcext:value-type="string">
            <text:p>Jan-2014</text:p>
          </table:table-cell>
          <table:table-cell table:style-name="ce5" office:value-type="float" office:value="201401" calcext:value-type="float">
            <text:p>20140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2-01" calcext:value-type="date">
            <text:p>2014-02-01</text:p>
          </table:table-cell>
          <table:table-cell table:style-name="ce2" table:formula="of:=TEXT([.A57];&quot;mmm&quot;)&amp;&quot;-&quot;&amp;YEAR([.A57])" office:value-type="string" office:string-value="Feb-2014" calcext:value-type="string">
            <text:p>Feb-2014</text:p>
          </table:table-cell>
          <table:table-cell table:style-name="ce5" office:value-type="float" office:value="201402" calcext:value-type="float">
            <text:p>201402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3-01" calcext:value-type="date">
            <text:p>2014-03-01</text:p>
          </table:table-cell>
          <table:table-cell table:style-name="ce2" table:formula="of:=TEXT([.A58];&quot;mmm&quot;)&amp;&quot;-&quot;&amp;YEAR([.A58])" office:value-type="string" office:string-value="Mar-2014" calcext:value-type="string">
            <text:p>Mar-2014</text:p>
          </table:table-cell>
          <table:table-cell table:style-name="ce5" office:value-type="float" office:value="201403" calcext:value-type="float">
            <text:p>201403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4-01" calcext:value-type="date">
            <text:p>2014-04-01</text:p>
          </table:table-cell>
          <table:table-cell table:style-name="ce2" table:formula="of:=TEXT([.A59];&quot;mmm&quot;)&amp;&quot;-&quot;&amp;YEAR([.A59])" office:value-type="string" office:string-value="Apr-2014" calcext:value-type="string">
            <text:p>Apr-2014</text:p>
          </table:table-cell>
          <table:table-cell table:style-name="ce5" office:value-type="float" office:value="201404" calcext:value-type="float">
            <text:p>201404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5-01" calcext:value-type="date">
            <text:p>2014-05-01</text:p>
          </table:table-cell>
          <table:table-cell table:style-name="ce2" table:formula="of:=TEXT([.A60];&quot;mmm&quot;)&amp;&quot;-&quot;&amp;YEAR([.A60])" office:value-type="string" office:string-value="May-2014" calcext:value-type="string">
            <text:p>May-2014</text:p>
          </table:table-cell>
          <table:table-cell table:style-name="ce5" office:value-type="float" office:value="201405" calcext:value-type="float">
            <text:p>201405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6-01" calcext:value-type="date">
            <text:p>2014-06-01</text:p>
          </table:table-cell>
          <table:table-cell table:style-name="ce2" table:formula="of:=TEXT([.A61];&quot;mmm&quot;)&amp;&quot;-&quot;&amp;YEAR([.A61])" office:value-type="string" office:string-value="Jun-2014" calcext:value-type="string">
            <text:p>Jun-2014</text:p>
          </table:table-cell>
          <table:table-cell table:style-name="ce5" office:value-type="float" office:value="201406" calcext:value-type="float">
            <text:p>201406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7-01" calcext:value-type="date">
            <text:p>2014-07-01</text:p>
          </table:table-cell>
          <table:table-cell table:style-name="ce2" table:formula="of:=TEXT([.A62];&quot;mmm&quot;)&amp;&quot;-&quot;&amp;YEAR([.A62])" office:value-type="string" office:string-value="Jul-2014" calcext:value-type="string">
            <text:p>Jul-2014</text:p>
          </table:table-cell>
          <table:table-cell table:style-name="ce5" office:value-type="float" office:value="201407" calcext:value-type="float">
            <text:p>201407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8-01" calcext:value-type="date">
            <text:p>2014-08-01</text:p>
          </table:table-cell>
          <table:table-cell table:style-name="ce2" table:formula="of:=TEXT([.A63];&quot;mmm&quot;)&amp;&quot;-&quot;&amp;YEAR([.A63])" office:value-type="string" office:string-value="Aug-2014" calcext:value-type="string">
            <text:p>Aug-2014</text:p>
          </table:table-cell>
          <table:table-cell table:style-name="ce5" office:value-type="float" office:value="201408" calcext:value-type="float">
            <text:p>201408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09-01" calcext:value-type="date">
            <text:p>2014-09-01</text:p>
          </table:table-cell>
          <table:table-cell table:style-name="ce2" table:formula="of:=TEXT([.A64];&quot;mmm&quot;)&amp;&quot;-&quot;&amp;YEAR([.A64])" office:value-type="string" office:string-value="Sep-2014" calcext:value-type="string">
            <text:p>Sep-2014</text:p>
          </table:table-cell>
          <table:table-cell table:style-name="ce5" office:value-type="float" office:value="201409" calcext:value-type="float">
            <text:p>20140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0-01" calcext:value-type="date">
            <text:p>2014-10-01</text:p>
          </table:table-cell>
          <table:table-cell table:style-name="ce2" table:formula="of:=TEXT([.A65];&quot;mmm&quot;)&amp;&quot;-&quot;&amp;YEAR([.A65])" office:value-type="string" office:string-value="Oct-2014" calcext:value-type="string">
            <text:p>Oct-2014</text:p>
          </table:table-cell>
          <table:table-cell table:style-name="ce5" office:value-type="float" office:value="201410" calcext:value-type="float">
            <text:p>2014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1-01" calcext:value-type="date">
            <text:p>2014-11-01</text:p>
          </table:table-cell>
          <table:table-cell table:style-name="ce2" table:formula="of:=TEXT([.A66];&quot;mmm&quot;)&amp;&quot;-&quot;&amp;YEAR([.A66])" office:value-type="string" office:string-value="Nov-2014" calcext:value-type="string">
            <text:p>Nov-2014</text:p>
          </table:table-cell>
          <table:table-cell table:style-name="ce5" office:value-type="float" office:value="201411" calcext:value-type="float">
            <text:p>20141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 table:style-name="ce11" office:value-type="float" office:value="0" calcext:value-type="float">
            <text:p>0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4-12-01" calcext:value-type="date">
            <text:p>2014-12-01</text:p>
          </table:table-cell>
          <table:table-cell table:style-name="ce2" table:formula="of:=TEXT([.A67];&quot;mmm&quot;)&amp;&quot;-&quot;&amp;YEAR([.A67])" office:value-type="string" office:string-value="Dec-2014" calcext:value-type="string">
            <text:p>Dec-2014</text:p>
          </table:table-cell>
          <table:table-cell table:style-name="ce5" office:value-type="float" office:value="201412" calcext:value-type="float">
            <text:p>201412</text:p>
          </table:table-cell>
          <table:table-cell table:style-name="ce5" office:value-type="float" office:value="103.555" calcext:value-type="float">
            <text:p>103.555</text:p>
          </table:table-cell>
          <table:table-cell table:style-name="ce11" office:value-type="float" office:value="103.55500793457" calcext:value-type="float">
            <text:p>103.56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ABS([.E67]-[.F67])/[.E67]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1-01" calcext:value-type="date">
            <text:p>2015-01-01</text:p>
          </table:table-cell>
          <table:table-cell table:style-name="ce2" table:formula="of:=TEXT([.A68];&quot;mmm&quot;)&amp;&quot;-&quot;&amp;YEAR([.A68])" office:value-type="string" office:string-value="Jan-2015" calcext:value-type="string">
            <text:p>Jan-2015</text:p>
          </table:table-cell>
          <table:table-cell table:style-name="ce5" office:value-type="float" office:value="201501" calcext:value-type="float">
            <text:p>201501</text:p>
          </table:table-cell>
          <table:table-cell table:style-name="ce5" office:value-type="float" office:value="89.349" calcext:value-type="float">
            <text:p>89.349</text:p>
          </table:table-cell>
          <table:table-cell table:style-name="ce11" office:value-type="float" office:value="89.3489990234375" calcext:value-type="float">
            <text:p>89.35</text:p>
          </table:table-cell>
          <table:table-cell table:style-name="ce11" office:value-type="float" office:value="0" calcext:value-type="float">
            <text:p>0.00</text:p>
          </table:table-cell>
          <table:table-cell table:style-name="ce11" table:formula="of:=ABS([.E68]-[.F68])/[.E68]" office:value-type="float" office:value="1" calcext:value-type="float">
            <text:p>1.00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2-01" calcext:value-type="date">
            <text:p>2015-02-01</text:p>
          </table:table-cell>
          <table:table-cell table:style-name="ce2" table:formula="of:=TEXT([.A69];&quot;mmm&quot;)&amp;&quot;-&quot;&amp;YEAR([.A69])" office:value-type="string" office:string-value="Feb-2015" calcext:value-type="string">
            <text:p>Feb-2015</text:p>
          </table:table-cell>
          <table:table-cell table:style-name="ce5" office:value-type="float" office:value="201502" calcext:value-type="float">
            <text:p>201502</text:p>
          </table:table-cell>
          <table:table-cell table:style-name="ce5" office:value-type="float" office:value="57.994" calcext:value-type="float">
            <text:p>57.994</text:p>
          </table:table-cell>
          <table:table-cell table:style-name="ce11" office:value-type="float" office:value="57.9939994812012" calcext:value-type="float">
            <text:p>57.99</text:p>
          </table:table-cell>
          <table:table-cell table:style-name="ce11" office:value-type="float" office:value="56.0679969787598" calcext:value-type="float">
            <text:p>56.07</text:p>
          </table:table-cell>
          <table:table-cell table:style-name="ce11" table:formula="of:=ABS([.E69]-[.F69])/[.E69]" office:value-type="float" office:value="0.0332103755504175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3-01" calcext:value-type="date">
            <text:p>2015-03-01</text:p>
          </table:table-cell>
          <table:table-cell table:style-name="ce2" table:formula="of:=TEXT([.A70];&quot;mmm&quot;)&amp;&quot;-&quot;&amp;YEAR([.A70])" office:value-type="string" office:string-value="Mar-2015" calcext:value-type="string">
            <text:p>Mar-2015</text:p>
          </table:table-cell>
          <table:table-cell table:style-name="ce5" office:value-type="float" office:value="201503" calcext:value-type="float">
            <text:p>201503</text:p>
          </table:table-cell>
          <table:table-cell table:style-name="ce5" office:value-type="float" office:value="51.5" calcext:value-type="float">
            <text:p>51.5</text:p>
          </table:table-cell>
          <table:table-cell table:style-name="ce11" office:value-type="float" office:value="51.5" calcext:value-type="float">
            <text:p>51.50</text:p>
          </table:table-cell>
          <table:table-cell table:style-name="ce11" office:value-type="float" office:value="61.4016838073731" calcext:value-type="float">
            <text:p>61.40</text:p>
          </table:table-cell>
          <table:table-cell table:style-name="ce11" table:formula="of:=ABS([.E70]-[.F70])/[.E70]" office:value-type="float" office:value="0.192265704997535" calcext:value-type="float">
            <text:p>0.1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4-01" calcext:value-type="date">
            <text:p>2015-04-01</text:p>
          </table:table-cell>
          <table:table-cell table:style-name="ce2" table:formula="of:=TEXT([.A71];&quot;mmm&quot;)&amp;&quot;-&quot;&amp;YEAR([.A71])" office:value-type="string" office:string-value="Apr-2015" calcext:value-type="string">
            <text:p>Apr-2015</text:p>
          </table:table-cell>
          <table:table-cell table:style-name="ce5" office:value-type="float" office:value="201504" calcext:value-type="float">
            <text:p>201504</text:p>
          </table:table-cell>
          <table:table-cell table:style-name="ce5" office:value-type="float" office:value="88.133" calcext:value-type="float">
            <text:p>88.133</text:p>
          </table:table-cell>
          <table:table-cell table:style-name="ce11" office:value-type="float" office:value="88.1330032348633" calcext:value-type="float">
            <text:p>88.13</text:p>
          </table:table-cell>
          <table:table-cell table:style-name="ce11" office:value-type="float" office:value="62.530445098877" calcext:value-type="float">
            <text:p>62.53</text:p>
          </table:table-cell>
          <table:table-cell table:style-name="ce11" table:formula="of:=ABS([.E71]-[.F71])/[.E71]" office:value-type="float" office:value="0.290499100181106" calcext:value-type="float">
            <text:p>0.29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5-01" calcext:value-type="date">
            <text:p>2015-05-01</text:p>
          </table:table-cell>
          <table:table-cell table:style-name="ce2" table:formula="of:=TEXT([.A72];&quot;mmm&quot;)&amp;&quot;-&quot;&amp;YEAR([.A72])" office:value-type="string" office:string-value="May-2015" calcext:value-type="string">
            <text:p>May-2015</text:p>
          </table:table-cell>
          <table:table-cell table:style-name="ce5" office:value-type="float" office:value="201505" calcext:value-type="float">
            <text:p>201505</text:p>
          </table:table-cell>
          <table:table-cell table:style-name="ce5" office:value-type="float" office:value="62.167" calcext:value-type="float">
            <text:p>62.167</text:p>
          </table:table-cell>
          <table:table-cell table:style-name="ce11" office:value-type="float" office:value="62.1669998168945" calcext:value-type="float">
            <text:p>62.17</text:p>
          </table:table-cell>
          <table:table-cell table:style-name="ce11" office:value-type="float" office:value="62.6096305847168" calcext:value-type="float">
            <text:p>62.61</text:p>
          </table:table-cell>
          <table:table-cell table:style-name="ce11" table:formula="of:=ABS([.E72]-[.F72])/[.E72]" office:value-type="float" office:value="0.00712002781420982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6-01" calcext:value-type="date">
            <text:p>2015-06-01</text:p>
          </table:table-cell>
          <table:table-cell table:style-name="ce2" table:formula="of:=TEXT([.A73];&quot;mmm&quot;)&amp;&quot;-&quot;&amp;YEAR([.A73])" office:value-type="string" office:string-value="Jun-2015" calcext:value-type="string">
            <text:p>Jun-2015</text:p>
          </table:table-cell>
          <table:table-cell table:style-name="ce5" office:value-type="float" office:value="201506" calcext:value-type="float">
            <text:p>201506</text:p>
          </table:table-cell>
          <table:table-cell table:style-name="ce5" office:value-type="float" office:value="58.677" calcext:value-type="float">
            <text:p>58.677</text:p>
          </table:table-cell>
          <table:table-cell table:style-name="ce11" office:value-type="float" office:value="58.6769981384277" calcext:value-type="float">
            <text:p>58.68</text:p>
          </table:table-cell>
          <table:table-cell table:style-name="ce11" office:value-type="float" office:value="60.8130950927734" calcext:value-type="float">
            <text:p>60.81</text:p>
          </table:table-cell>
          <table:table-cell table:style-name="ce11" table:formula="of:=ABS([.E73]-[.F73])/[.E73]" office:value-type="float" office:value="0.0364043325683828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7-01" calcext:value-type="date">
            <text:p>2015-07-01</text:p>
          </table:table-cell>
          <table:table-cell table:style-name="ce2" table:formula="of:=TEXT([.A74];&quot;mmm&quot;)&amp;&quot;-&quot;&amp;YEAR([.A74])" office:value-type="string" office:string-value="Jul-2015" calcext:value-type="string">
            <text:p>Jul-2015</text:p>
          </table:table-cell>
          <table:table-cell table:style-name="ce5" office:value-type="float" office:value="201507" calcext:value-type="float">
            <text:p>201507</text:p>
          </table:table-cell>
          <table:table-cell table:style-name="ce5" office:value-type="float" office:value="66.75" calcext:value-type="float">
            <text:p>66.75</text:p>
          </table:table-cell>
          <table:table-cell table:style-name="ce11" office:value-type="float" office:value="66.75" calcext:value-type="float">
            <text:p>66.75</text:p>
          </table:table-cell>
          <table:table-cell table:style-name="ce11" office:value-type="float" office:value="58.9150238037109" calcext:value-type="float">
            <text:p>58.92</text:p>
          </table:table-cell>
          <table:table-cell table:style-name="ce11" table:formula="of:=ABS([.E74]-[.F74])/[.E74]" office:value-type="float" office:value="0.117377920543656" calcext:value-type="float">
            <text:p>0.1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8-01" calcext:value-type="date">
            <text:p>2015-08-01</text:p>
          </table:table-cell>
          <table:table-cell table:style-name="ce2" table:formula="of:=TEXT([.A75];&quot;mmm&quot;)&amp;&quot;-&quot;&amp;YEAR([.A75])" office:value-type="string" office:string-value="Aug-2015" calcext:value-type="string">
            <text:p>Aug-2015</text:p>
          </table:table-cell>
          <table:table-cell table:style-name="ce5" office:value-type="float" office:value="201508" calcext:value-type="float">
            <text:p>201508</text:p>
          </table:table-cell>
          <table:table-cell table:style-name="ce5" office:value-type="float" office:value="59.027" calcext:value-type="float">
            <text:p>59.027</text:p>
          </table:table-cell>
          <table:table-cell table:style-name="ce11" office:value-type="float" office:value="59.0270042419434" calcext:value-type="float">
            <text:p>59.03</text:p>
          </table:table-cell>
          <table:table-cell table:style-name="ce11" office:value-type="float" office:value="55.3995780944824" calcext:value-type="float">
            <text:p>55.40</text:p>
          </table:table-cell>
          <table:table-cell table:style-name="ce11" table:formula="of:=ABS([.E75]-[.F75])/[.E75]" office:value-type="float" office:value="0.0614536718243845" calcext:value-type="float">
            <text:p>0.0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09-01" calcext:value-type="date">
            <text:p>2015-09-01</text:p>
          </table:table-cell>
          <table:table-cell table:style-name="ce2" table:formula="of:=TEXT([.A76];&quot;mmm&quot;)&amp;&quot;-&quot;&amp;YEAR([.A76])" office:value-type="string" office:string-value="Sep-2015" calcext:value-type="string">
            <text:p>Sep-2015</text:p>
          </table:table-cell>
          <table:table-cell table:style-name="ce5" office:value-type="float" office:value="201509" calcext:value-type="float">
            <text:p>201509</text:p>
          </table:table-cell>
          <table:table-cell table:style-name="ce5" office:value-type="float" office:value="44.498" calcext:value-type="float">
            <text:p>44.498</text:p>
          </table:table-cell>
          <table:table-cell table:style-name="ce11" office:value-type="float" office:value="44.4980010986328" calcext:value-type="float">
            <text:p>44.50</text:p>
          </table:table-cell>
          <table:table-cell table:style-name="ce11" office:value-type="float" office:value="51.6708869934082" calcext:value-type="float">
            <text:p>51.67</text:p>
          </table:table-cell>
          <table:table-cell table:style-name="ce11" table:formula="of:=ABS([.E76]-[.F76])/[.E76]" office:value-type="float" office:value="0.16119568784396" calcext:value-type="float">
            <text:p>0.1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0-01" calcext:value-type="date">
            <text:p>2015-10-01</text:p>
          </table:table-cell>
          <table:table-cell table:style-name="ce2" table:formula="of:=TEXT([.A77];&quot;mmm&quot;)&amp;&quot;-&quot;&amp;YEAR([.A77])" office:value-type="string" office:string-value="Oct-2015" calcext:value-type="string">
            <text:p>Oct-2015</text:p>
          </table:table-cell>
          <table:table-cell table:style-name="ce5" office:value-type="float" office:value="201510" calcext:value-type="float">
            <text:p>201510</text:p>
          </table:table-cell>
          <table:table-cell table:style-name="ce5" office:value-type="float" office:value="53.39" calcext:value-type="float">
            <text:p>53.39</text:p>
          </table:table-cell>
          <table:table-cell table:style-name="ce11" office:value-type="float" office:value="53.3899993896484" calcext:value-type="float">
            <text:p>53.39</text:p>
          </table:table-cell>
          <table:table-cell table:style-name="ce12" office:value-type="float" office:value="52.3781776428223" calcext:value-type="float">
            <text:p>52.38</text:p>
          </table:table-cell>
          <table:table-cell table:style-name="ce11" table:formula="of:=ABS([.E77]-[.F77])/[.E77]" office:value-type="float" office:value="0.0189515219777723" calcext:value-type="float">
            <text:p>0.02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1-01" calcext:value-type="date">
            <text:p>2015-11-01</text:p>
          </table:table-cell>
          <table:table-cell table:style-name="ce2" table:formula="of:=TEXT([.A78];&quot;mmm&quot;)&amp;&quot;-&quot;&amp;YEAR([.A78])" office:value-type="string" office:string-value="Nov-2015" calcext:value-type="string">
            <text:p>Nov-2015</text:p>
          </table:table-cell>
          <table:table-cell table:style-name="ce5" office:value-type="float" office:value="201511" calcext:value-type="float">
            <text:p>201511</text:p>
          </table:table-cell>
          <table:table-cell table:style-name="ce5" office:value-type="float" office:value="38.267" calcext:value-type="float">
            <text:p>38.267</text:p>
          </table:table-cell>
          <table:table-cell table:style-name="ce11" office:value-type="float" office:value="38.2669982910156" calcext:value-type="float">
            <text:p>38.27</text:p>
          </table:table-cell>
          <table:table-cell table:style-name="ce11" office:value-type="float" office:value="53.9739570617676" calcext:value-type="float">
            <text:p>53.97</text:p>
          </table:table-cell>
          <table:table-cell table:style-name="ce11" table:formula="of:=ABS([.E78]-[.F78])/[.E78]" office:value-type="float" office:value="0.410457037975713" calcext:value-type="float">
            <text:p>0.4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5-12-01" calcext:value-type="date">
            <text:p>2015-12-01</text:p>
          </table:table-cell>
          <table:table-cell table:style-name="ce2" table:formula="of:=TEXT([.A79];&quot;mmm&quot;)&amp;&quot;-&quot;&amp;YEAR([.A79])" office:value-type="string" office:string-value="Dec-2015" calcext:value-type="string">
            <text:p>Dec-2015</text:p>
          </table:table-cell>
          <table:table-cell table:style-name="ce5" office:value-type="float" office:value="201512" calcext:value-type="float">
            <text:p>201512</text:p>
          </table:table-cell>
          <table:table-cell table:style-name="ce5" office:value-type="float" office:value="53.851" calcext:value-type="float">
            <text:p>53.851</text:p>
          </table:table-cell>
          <table:table-cell table:style-name="ce11" office:value-type="float" office:value="53.851001739502" calcext:value-type="float">
            <text:p>53.85</text:p>
          </table:table-cell>
          <table:table-cell table:style-name="ce11" office:value-type="float" office:value="54.3859024047852" calcext:value-type="float">
            <text:p>54.39</text:p>
          </table:table-cell>
          <table:table-cell table:style-name="ce11" table:formula="of:=ABS([.E79]-[.F79])/[.E79]" office:value-type="float" office:value="0.00993297520946265" calcext:value-type="float">
            <text:p>0.0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1-01" calcext:value-type="date">
            <text:p>2016-01-01</text:p>
          </table:table-cell>
          <table:table-cell table:style-name="ce2" table:formula="of:=TEXT([.A80];&quot;mmm&quot;)&amp;&quot;-&quot;&amp;YEAR([.A80])" office:value-type="string" office:string-value="Jan-2016" calcext:value-type="string">
            <text:p>Jan-2016</text:p>
          </table:table-cell>
          <table:table-cell table:style-name="ce5" office:value-type="float" office:value="201601" calcext:value-type="float">
            <text:p>201601</text:p>
          </table:table-cell>
          <table:table-cell table:style-name="ce5" office:value-type="float" office:value="67.288" calcext:value-type="float">
            <text:p>67.288</text:p>
          </table:table-cell>
          <table:table-cell table:style-name="ce11" office:value-type="float" office:value="67.2880020141602" calcext:value-type="float">
            <text:p>67.29</text:p>
          </table:table-cell>
          <table:table-cell table:style-name="ce11" office:value-type="float" office:value="53.0131683349609" calcext:value-type="float">
            <text:p>53.01</text:p>
          </table:table-cell>
          <table:table-cell table:style-name="ce11" table:formula="of:=ABS([.E80]-[.F80])/[.E80]" office:value-type="float" office:value="0.212145304540254" calcext:value-type="float">
            <text:p>0.21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2-01" calcext:value-type="date">
            <text:p>2016-02-01</text:p>
          </table:table-cell>
          <table:table-cell table:style-name="ce2" table:formula="of:=TEXT([.A81];&quot;mmm&quot;)&amp;&quot;-&quot;&amp;YEAR([.A81])" office:value-type="string" office:string-value="Feb-2016" calcext:value-type="string">
            <text:p>Feb-2016</text:p>
          </table:table-cell>
          <table:table-cell table:style-name="ce5" office:value-type="float" office:value="201602" calcext:value-type="float">
            <text:p>201602</text:p>
          </table:table-cell>
          <table:table-cell table:style-name="ce5" office:value-type="float" office:value="49.795" calcext:value-type="float">
            <text:p>49.795</text:p>
          </table:table-cell>
          <table:table-cell table:style-name="ce11" office:value-type="float" office:value="49.7949981689453" calcext:value-type="float">
            <text:p>49.79</text:p>
          </table:table-cell>
          <table:table-cell table:style-name="ce11" office:value-type="float" office:value="51.8000144958496" calcext:value-type="float">
            <text:p>51.80</text:p>
          </table:table-cell>
          <table:table-cell table:style-name="ce11" table:formula="of:=ABS([.E81]-[.F81])/[.E81]" office:value-type="float" office:value="0.040265416219148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3-01" calcext:value-type="date">
            <text:p>2016-03-01</text:p>
          </table:table-cell>
          <table:table-cell table:style-name="ce2" table:formula="of:=TEXT([.A82];&quot;mmm&quot;)&amp;&quot;-&quot;&amp;YEAR([.A82])" office:value-type="string" office:string-value="Mar-2016" calcext:value-type="string">
            <text:p>Mar-2016</text:p>
          </table:table-cell>
          <table:table-cell table:style-name="ce5" office:value-type="float" office:value="201603" calcext:value-type="float">
            <text:p>201603</text:p>
          </table:table-cell>
          <table:table-cell table:style-name="ce5" office:value-type="float" office:value="298.564" calcext:value-type="float">
            <text:p>298.564</text:p>
          </table:table-cell>
          <table:table-cell table:style-name="ce11" office:value-type="float" office:value="298.563995361328" calcext:value-type="float">
            <text:p>298.56</text:p>
          </table:table-cell>
          <table:table-cell table:style-name="ce11" office:value-type="float" office:value="51.2067565917969" calcext:value-type="float">
            <text:p>51.21</text:p>
          </table:table-cell>
          <table:table-cell table:style-name="ce11" table:formula="of:=ABS([.E82]-[.F82])/[.E82]" office:value-type="float" office:value="0.82848984677531" calcext:value-type="float">
            <text:p>0.8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4-01" calcext:value-type="date">
            <text:p>2016-04-01</text:p>
          </table:table-cell>
          <table:table-cell table:style-name="ce2" table:formula="of:=TEXT([.A83];&quot;mmm&quot;)&amp;&quot;-&quot;&amp;YEAR([.A83])" office:value-type="string" office:string-value="Apr-2016" calcext:value-type="string">
            <text:p>Apr-2016</text:p>
          </table:table-cell>
          <table:table-cell table:style-name="ce5" office:value-type="float" office:value="201604" calcext:value-type="float">
            <text:p>201604</text:p>
          </table:table-cell>
          <table:table-cell table:style-name="ce5" office:value-type="float" office:value="54.775" calcext:value-type="float">
            <text:p>54.775</text:p>
          </table:table-cell>
          <table:table-cell table:style-name="ce11" office:value-type="float" office:value="54.7750053405762" calcext:value-type="float">
            <text:p>54.78</text:p>
          </table:table-cell>
          <table:table-cell table:style-name="ce11" office:value-type="float" office:value="52.6544151306152" calcext:value-type="float">
            <text:p>52.65</text:p>
          </table:table-cell>
          <table:table-cell table:style-name="ce11" table:formula="of:=ABS([.E83]-[.F83])/[.E83]" office:value-type="float" office:value="0.0387145596203173" calcext:value-type="float">
            <text:p>0.04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5-01" calcext:value-type="date">
            <text:p>2016-05-01</text:p>
          </table:table-cell>
          <table:table-cell table:style-name="ce2" table:formula="of:=TEXT([.A84];&quot;mmm&quot;)&amp;&quot;-&quot;&amp;YEAR([.A84])" office:value-type="string" office:string-value="May-2016" calcext:value-type="string">
            <text:p>May-2016</text:p>
          </table:table-cell>
          <table:table-cell table:style-name="ce5" office:value-type="float" office:value="201605" calcext:value-type="float">
            <text:p>201605</text:p>
          </table:table-cell>
          <table:table-cell table:style-name="ce5" office:value-type="float" office:value="58.308" calcext:value-type="float">
            <text:p>58.308</text:p>
          </table:table-cell>
          <table:table-cell table:style-name="ce11" office:value-type="float" office:value="58.3079986572266" calcext:value-type="float">
            <text:p>58.31</text:p>
          </table:table-cell>
          <table:table-cell table:style-name="ce11" office:value-type="float" office:value="55.5058746337891" calcext:value-type="float">
            <text:p>55.51</text:p>
          </table:table-cell>
          <table:table-cell table:style-name="ce11" table:formula="of:=ABS([.E84]-[.F84])/[.E84]" office:value-type="float" office:value="0.0480572835282902" calcext:value-type="float">
            <text:p>0.05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6-01" calcext:value-type="date">
            <text:p>2016-06-01</text:p>
          </table:table-cell>
          <table:table-cell table:style-name="ce2" table:formula="of:=TEXT([.A85];&quot;mmm&quot;)&amp;&quot;-&quot;&amp;YEAR([.A85])" office:value-type="string" office:string-value="Jun-2016" calcext:value-type="string">
            <text:p>Jun-2016</text:p>
          </table:table-cell>
          <table:table-cell table:style-name="ce5" office:value-type="float" office:value="201606" calcext:value-type="float">
            <text:p>201606</text:p>
          </table:table-cell>
          <table:table-cell table:style-name="ce5" office:value-type="float" office:value="46.208" calcext:value-type="float">
            <text:p>46.208</text:p>
          </table:table-cell>
          <table:table-cell table:style-name="ce11" office:value-type="float" office:value="46.2080001831055" calcext:value-type="float">
            <text:p>46.21</text:p>
          </table:table-cell>
          <table:table-cell table:style-name="ce11" office:value-type="float" office:value="58.4239044189453" calcext:value-type="float">
            <text:p>58.42</text:p>
          </table:table-cell>
          <table:table-cell table:style-name="ce11" table:formula="of:=ABS([.E85]-[.F85])/[.E85]" office:value-type="float" office:value="0.264367732588138" calcext:value-type="float">
            <text:p>0.26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7-01" calcext:value-type="date">
            <text:p>2016-07-01</text:p>
          </table:table-cell>
          <table:table-cell table:style-name="ce2" table:formula="of:=TEXT([.A86];&quot;mmm&quot;)&amp;&quot;-&quot;&amp;YEAR([.A86])" office:value-type="string" office:string-value="Jul-2016" calcext:value-type="string">
            <text:p>Jul-2016</text:p>
          </table:table-cell>
          <table:table-cell table:style-name="ce5" office:value-type="float" office:value="201607" calcext:value-type="float">
            <text:p>201607</text:p>
          </table:table-cell>
          <table:table-cell table:style-name="ce5" office:value-type="float" office:value="61.769" calcext:value-type="float">
            <text:p>61.769</text:p>
          </table:table-cell>
          <table:table-cell table:style-name="ce11" office:value-type="float" office:value="61.7690010070801" calcext:value-type="float">
            <text:p>61.77</text:p>
          </table:table-cell>
          <table:table-cell table:style-name="ce11" office:value-type="float" office:value="60.0379524230957" calcext:value-type="float">
            <text:p>60.04</text:p>
          </table:table-cell>
          <table:table-cell table:style-name="ce11" table:formula="of:=ABS([.E86]-[.F86])/[.E86]" office:value-type="float" office:value="0.0280245520529943" calcext:value-type="float">
            <text:p>0.03</text:p>
          </table:table-cell>
          <table:table-cell table:number-columns-repeated="1009"/>
        </table:table-row>
        <table:table-row table:style-name="ro1">
          <table:table-cell table:style-name="ce2" office:value-type="date" office:date-value="2016-08-01" calcext:value-type="date">
            <text:p>2016-08-01</text:p>
          </table:table-cell>
          <table:table-cell table:style-name="ce2" table:formula="of:=TEXT([.A87];&quot;mmm&quot;)&amp;&quot;-&quot;&amp;YEAR([.A87])" office:value-type="string" office:string-value="Aug-2016" calcext:value-type="string">
            <text:p>Aug-2016</text:p>
          </table:table-cell>
          <table:table-cell table:style-name="ce5" office:value-type="float" office:value="201608" calcext:value-type="float">
            <text:p>201608</text:p>
          </table:table-cell>
          <table:table-cell table:style-name="ce5" office:value-type="float" office:value="86.359" calcext:value-type="float">
            <text:p>86.359</text:p>
          </table:table-cell>
          <table:table-cell table:style-name="ce11" office:value-type="float" office:value="86.359001159668" calcext:value-type="float">
            <text:p>86.36</text:p>
          </table:table-cell>
          <table:table-cell table:style-name="ce11" office:value-type="float" office:value="64.0931625366211" calcext:value-type="float">
            <text:p>64.09</text:p>
          </table:table-cell>
          <table:table-cell table:style-name="ce11" table:formula="of:=ABS([.E87]-[.F87])/[.E87]" office:value-type="float" office:value="0.257828811404151" calcext:value-type="float">
            <text:p>0.26</text:p>
          </table:table-cell>
          <table:table-cell table:number-columns-repeated="1009"/>
        </table:table-row>
        <table:table-row table:style-name="ro1">
          <table:table-cell table:number-columns-repeated="6"/>
          <table:table-cell table:style-name="ce9" table:formula="of:=AVERAGE([.G2:.G87])" office:value-type="float" office:value="0.260511908870093" calcext:value-type="float">
            <text:p>0.26</text:p>
          </table:table-cell>
          <table:table-cell table:number-columns-repeated="1009"/>
        </table:table-row>
        <table:table-row table:style-name="ro1" table:number-rows-repeated="1048487">
          <table:table-cell table:number-columns-repeated="1016"/>
        </table:table-row>
        <table:table-row table:style-name="ro1"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9" loext:min-decimal-places="9" number:min-integer-digits="1"/>
    </number:number-style>
    <number:number-style style:name="N113">
      <number:number number:decimal-places="1" loext:min-decimal-places="1" number:min-integer-digits="1" number:grouping="true"/>
    </number:number-style>
    <number:number-style style:name="N114">
      <number:number number:decimal-places="3" loext:min-decimal-places="3" number:min-integer-digits="1" number:grouping="true"/>
    </number:number-style>
    <number:number-style style:name="N115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0">00/00/0000</text:date>, <text:time style:data-style-name="N2" text:time-value="23:40:43.6710040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5:40:49.563313713</meta:creation-date>
    <dc:date>2018-03-10T23:41:16.938665954</dc:date>
    <meta:editing-duration>PT19H27M10S</meta:editing-duration>
    <meta:editing-cycles>10</meta:editing-cycles>
    <meta:generator>LibreOffice/5.1.6.2$Linux_X86_64 LibreOffice_project/10m0$Build-2</meta:generator>
    <meta:document-statistic meta:table-count="2" meta:cell-count="6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683cm" svg:height="7.385cm" xlink:href=".." xlink:type="simple" chart:class="chart:line" chart:style-name="ch1">
        <chart:title svg:x="4.085cm" svg:y="0.283cm" chart:style-name="ch2">
          <text:p>Test_API_42371380500000</text:p>
        </chart:title>
        <chart:legend chart:legend-position="end" svg:x="10.064cm" svg:y="3.144cm" style:legend-expansion="high" chart:style-name="ch3"/>
        <chart:plot-area chart:style-name="ch4" table:cell-range-address="Test_API_42371380500000.B3:Test_API_42371380500000.B13 Test_API_42371380500000.E1:Test_API_42371380500000.F1 Test_API_42371380500000.E3:Test_API_42371380500000.F13" chart:data-source-has-labels="both" svg:x="1.284cm" svg:y="1.209cm" svg:width="8.507cm" svg:height="5.048cm">
          <chartooo:coordinate-region svg:x="2.567cm" svg:y="1.209cm" svg:width="7.224cm" svg:height="3.253cm"/>
          <chart:axis chart:dimension="x" chart:name="primary-x" chart:style-name="ch5" chartooo:axis-type="auto">
            <chartooo:date-scale/>
            <chart:title svg:x="4.66cm" svg:y="6.404cm" chart:style-name="ch6">
              <text:p>Month-Year</text:p>
            </chart:title>
            <chart:categories table:cell-range-address="Test_API_42371380500000.B3:Test_API_42371380500000.B13"/>
          </chart:axis>
          <chart:axis chart:dimension="y" chart:name="primary-y" chart:style-name="ch7">
            <chart:title svg:x="0.451cm" svg:y="4.081cm" chart:style-name="ch8">
              <text:p>Gas</text:p>
            </chart:title>
            <chart:grid chart:style-name="ch9" chart:class="major"/>
          </chart:axis>
          <chart:series chart:style-name="ch10" chart:values-cell-range-address="Test_API_42371380500000.E3:Test_API_42371380500000.E13" chart:label-cell-address="Test_API_42371380500000.E1:Test_API_42371380500000.E1" chart:class="chart:line">
            <chart:data-point chart:repeated="11"/>
          </chart:series>
          <chart:series chart:style-name="ch11" chart:values-cell-range-address="Test_API_42371380500000.F3:Test_API_42371380500000.F13" chart:label-cell-address="Test_API_42371380500000.F1:Test_API_42371380500000.F1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s_Actual</text:p>
                <draw:g>
                  <svg:desc>Test_API_42371380500000.E1:Test_API_42371380500000.E1</svg:desc>
                </draw:g>
              </table:table-cell>
              <table:table-cell office:value-type="string">
                <text:p>Gas_Predicted</text:p>
                <draw:g>
                  <svg:desc>Test_API_42371380500000.F1:Test_API_4237138050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ct-2016</text:p>
                <draw:g>
                  <svg:desc>Test_API_42371380500000.B3:Test_API_42371380500000.B13</svg:desc>
                </draw:g>
              </table:table-cell>
              <table:table-cell office:value-type="float" office:value="89.0830001831055">
                <text:p>89.0830001831055</text:p>
                <draw:g>
                  <svg:desc>Test_API_42371380500000.E3:Test_API_42371380500000.E13</svg:desc>
                </draw:g>
              </table:table-cell>
              <table:table-cell office:value-type="float" office:value="81.1230545043945">
                <text:p>81.1230545043945</text:p>
                <draw:g>
                  <svg:desc>Test_API_42371380500000.F3:Test_API_42371380500000.F13</svg:desc>
                </draw:g>
              </table:table-cell>
            </table:table-row>
            <table:table-row>
              <table:table-cell office:value-type="string">
                <text:p>Nov-2016</text:p>
              </table:table-cell>
              <table:table-cell office:value-type="float" office:value="84.620002746582">
                <text:p>84.620002746582</text:p>
              </table:table-cell>
              <table:table-cell office:value-type="float" office:value="85.3788223266602">
                <text:p>85.3788223266602</text:p>
              </table:table-cell>
            </table:table-row>
            <table:table-row>
              <table:table-cell office:value-type="string">
                <text:p>Dec-2016</text:p>
              </table:table-cell>
              <table:table-cell office:value-type="float" office:value="151.07600402832">
                <text:p>151.07600402832</text:p>
              </table:table-cell>
              <table:table-cell office:value-type="float" office:value="96.563346862793">
                <text:p>96.563346862793</text:p>
              </table:table-cell>
            </table:table-row>
            <table:table-row>
              <table:table-cell office:value-type="string">
                <text:p>Jan-2017</text:p>
              </table:table-cell>
              <table:table-cell office:value-type="float" office:value="157.5">
                <text:p>157.5</text:p>
              </table:table-cell>
              <table:table-cell office:value-type="float" office:value="85.5961532592773">
                <text:p>85.5961532592773</text:p>
              </table:table-cell>
            </table:table-row>
            <table:table-row>
              <table:table-cell office:value-type="string">
                <text:p>Feb-2017</text:p>
              </table:table-cell>
              <table:table-cell office:value-type="float" office:value="172.5">
                <text:p>172.5</text:p>
              </table:table-cell>
              <table:table-cell office:value-type="float" office:value="128.750091552734">
                <text:p>128.750091552734</text:p>
              </table:table-cell>
            </table:table-row>
            <table:table-row>
              <table:table-cell office:value-type="string">
                <text:p>Mar-2017</text:p>
              </table:table-cell>
              <table:table-cell office:value-type="float" office:value="194.5">
                <text:p>194.5</text:p>
              </table:table-cell>
              <table:table-cell office:value-type="float" office:value="140.66569519043">
                <text:p>140.66569519043</text:p>
              </table:table-cell>
            </table:table-row>
            <table:table-row>
              <table:table-cell office:value-type="string">
                <text:p>Apr-2017</text:p>
              </table:table-cell>
              <table:table-cell office:value-type="float" office:value="159">
                <text:p>159</text:p>
              </table:table-cell>
              <table:table-cell office:value-type="float" office:value="131.382308959961">
                <text:p>131.382308959961</text:p>
              </table:table-cell>
            </table:table-row>
            <table:table-row>
              <table:table-cell office:value-type="string">
                <text:p>May-2017</text:p>
              </table:table-cell>
              <table:table-cell office:value-type="float" office:value="155.5">
                <text:p>155.5</text:p>
              </table:table-cell>
              <table:table-cell office:value-type="float" office:value="123.395576477051">
                <text:p>123.395576477051</text:p>
              </table:table-cell>
            </table:table-row>
            <table:table-row>
              <table:table-cell office:value-type="string">
                <text:p>Jun-2017</text:p>
              </table:table-cell>
              <table:table-cell office:value-type="float" office:value="129">
                <text:p>129</text:p>
              </table:table-cell>
              <table:table-cell office:value-type="float" office:value="106.642021179199">
                <text:p>106.642021179199</text:p>
              </table:table-cell>
            </table:table-row>
            <table:table-row>
              <table:table-cell office:value-type="string">
                <text:p>Jul-2017</text:p>
              </table:table-cell>
              <table:table-cell office:value-type="float" office:value="111.5">
                <text:p>111.5</text:p>
              </table:table-cell>
              <table:table-cell office:value-type="float" office:value="98.9409561157227">
                <text:p>98.94095611572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67cm" svg:height="8.209cm" xlink:href=".." xlink:type="simple" chart:class="chart:line" chart:style-name="ch1">
        <chart:title svg:x="5.198cm" svg:y="0.3cm" chart:style-name="ch2">
          <text:p>Train_API_42371380500000</text:p>
        </chart:title>
        <chart:legend chart:legend-position="end" svg:x="12.659cm" svg:y="3.556cm" style:legend-expansion="high" chart:style-name="ch3"/>
        <chart:plot-area chart:style-name="ch4" table:cell-range-address="Train_API_42371380500000.B2:Train_API_42371380500000.B87 Train_API_42371380500000.E1:Train_API_42371380500000.F87" chart:data-source-has-labels="both" svg:x="1.332cm" svg:y="1.243cm" svg:width="11.006cm" svg:height="5.821cm">
          <chartooo:coordinate-region svg:x="2.615cm" svg:y="1.243cm" svg:width="9.291cm" svg:height="4.026cm"/>
          <chart:axis chart:dimension="x" chart:name="primary-x" chart:style-name="ch5" chartooo:axis-type="auto">
            <chartooo:date-scale/>
            <chart:title svg:x="5.958cm" svg:y="7.228cm" chart:style-name="ch6">
              <text:p>Month-Year</text:p>
            </chart:title>
            <chart:categories table:cell-range-address="Train_API_42371380500000.B2:Train_API_42371380500000.B87"/>
          </chart:axis>
          <chart:axis chart:dimension="y" chart:name="primary-y" chart:style-name="ch7">
            <chart:title svg:x="0.451cm" svg:y="4.409cm" chart:style-name="ch8">
              <text:p>Oil</text:p>
            </chart:title>
            <chart:grid chart:style-name="ch9" chart:class="major"/>
          </chart:axis>
          <chart:series chart:style-name="ch10" chart:values-cell-range-address="Train_API_42371380500000.E2:Train_API_42371380500000.E87" chart:label-cell-address="Train_API_42371380500000.E1:Train_API_42371380500000.E1" chart:class="chart:line">
            <chart:data-point chart:repeated="86"/>
          </chart:series>
          <chart:series chart:style-name="ch11" chart:values-cell-range-address="Train_API_42371380500000.F2:Train_API_42371380500000.F87" chart:label-cell-address="Train_API_42371380500000.F1:Train_API_42371380500000.F1" chart:class="chart:line">
            <chart:data-point chart:repeated="8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il_Actual</text:p>
                <draw:g>
                  <svg:desc>Train_API_42371380500000.E1:Train_API_42371380500000.E1</svg:desc>
                </draw:g>
              </table:table-cell>
              <table:table-cell office:value-type="string">
                <text:p>Oil_Predicted</text:p>
                <draw:g>
                  <svg:desc>Train_API_42371380500000.F1:Train_API_42371380500000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ul-2009</text:p>
                <draw:g>
                  <svg:desc>Train_API_42371380500000.B2:Train_API_42371380500000.B87</svg:desc>
                </draw:g>
              </table:table-cell>
              <table:table-cell office:value-type="float" office:value="145">
                <text:p>145</text:p>
                <draw:g>
                  <svg:desc>Train_API_42371380500000.E2:Train_API_42371380500000.E87</svg:desc>
                </draw:g>
              </table:table-cell>
              <table:table-cell office:value-type="float" office:value="1405.98889160156">
                <text:p>1405.98889160156</text:p>
                <draw:g>
                  <svg:desc>Train_API_42371380500000.F2:Train_API_42371380500000.F87</svg:desc>
                </draw:g>
              </table:table-cell>
            </table:table-row>
            <table:table-row>
              <table:table-cell office:value-type="string">
                <text:p>Aug-2009</text:p>
              </table:table-cell>
              <table:table-cell office:value-type="float" office:value="1603">
                <text:p>1603</text:p>
              </table:table-cell>
              <table:table-cell office:value-type="float" office:value="1376.162109375">
                <text:p>1376.162109375</text:p>
              </table:table-cell>
            </table:table-row>
            <table:table-row>
              <table:table-cell office:value-type="string">
                <text:p>Sep-2009</text:p>
              </table:table-cell>
              <table:table-cell office:value-type="float" office:value="1079">
                <text:p>1079</text:p>
              </table:table-cell>
              <table:table-cell office:value-type="float" office:value="938.002563476563">
                <text:p>938.002563476563</text:p>
              </table:table-cell>
            </table:table-row>
            <table:table-row>
              <table:table-cell office:value-type="string">
                <text:p>Oct-2009</text:p>
              </table:table-cell>
              <table:table-cell office:value-type="float" office:value="708">
                <text:p>708</text:p>
              </table:table-cell>
              <table:table-cell office:value-type="float" office:value="602.898132324219">
                <text:p>602.898132324219</text:p>
              </table:table-cell>
            </table:table-row>
            <table:table-row>
              <table:table-cell office:value-type="string">
                <text:p>Nov-2009</text:p>
              </table:table-cell>
              <table:table-cell office:value-type="float" office:value="539">
                <text:p>539</text:p>
              </table:table-cell>
              <table:table-cell office:value-type="float" office:value="382.091613769531">
                <text:p>382.091613769531</text:p>
              </table:table-cell>
            </table:table-row>
            <table:table-row>
              <table:table-cell office:value-type="string">
                <text:p>Dec-2009</text:p>
              </table:table-cell>
              <table:table-cell office:value-type="float" office:value="307">
                <text:p>307</text:p>
              </table:table-cell>
              <table:table-cell office:value-type="float" office:value="284.139892578125">
                <text:p>284.139892578125</text:p>
              </table:table-cell>
            </table:table-row>
            <table:table-row>
              <table:table-cell office:value-type="string">
                <text:p>Jan-2010</text:p>
              </table:table-cell>
              <table:table-cell office:value-type="float" office:value="217">
                <text:p>217</text:p>
              </table:table-cell>
              <table:table-cell office:value-type="float" office:value="234.032073974609">
                <text:p>234.032073974609</text:p>
              </table:table-cell>
            </table:table-row>
            <table:table-row>
              <table:table-cell office:value-type="string">
                <text:p>Feb-2010</text:p>
              </table:table-cell>
              <table:table-cell office:value-type="float" office:value="193">
                <text:p>193</text:p>
              </table:table-cell>
              <table:table-cell office:value-type="float" office:value="192.952194213867">
                <text:p>192.952194213867</text:p>
              </table:table-cell>
            </table:table-row>
            <table:table-row>
              <table:table-cell office:value-type="string">
                <text:p>Mar-2010</text:p>
              </table:table-cell>
              <table:table-cell office:value-type="float" office:value="183">
                <text:p>183</text:p>
              </table:table-cell>
              <table:table-cell office:value-type="float" office:value="166.812072753906">
                <text:p>166.812072753906</text:p>
              </table:table-cell>
            </table:table-row>
            <table:table-row>
              <table:table-cell office:value-type="string">
                <text:p>Apr-2010</text:p>
              </table:table-cell>
              <table:table-cell office:value-type="float" office:value="143">
                <text:p>143</text:p>
              </table:table-cell>
              <table:table-cell office:value-type="float" office:value="148.485366821289">
                <text:p>148.485366821289</text:p>
              </table:table-cell>
            </table:table-row>
            <table:table-row>
              <table:table-cell office:value-type="string">
                <text:p>May-2010</text:p>
              </table:table-cell>
              <table:table-cell office:value-type="float" office:value="135">
                <text:p>135</text:p>
              </table:table-cell>
              <table:table-cell office:value-type="float" office:value="134.826644897461">
                <text:p>134.826644897461</text:p>
              </table:table-cell>
            </table:table-row>
            <table:table-row>
              <table:table-cell office:value-type="string">
                <text:p>Jun-2010</text:p>
              </table:table-cell>
              <table:table-cell office:value-type="float" office:value="107">
                <text:p>107</text:p>
              </table:table-cell>
              <table:table-cell office:value-type="float" office:value="124.751007080078">
                <text:p>124.751007080078</text:p>
              </table:table-cell>
            </table:table-row>
            <table:table-row>
              <table:table-cell office:value-type="string">
                <text:p>Jul-2010</text:p>
              </table:table-cell>
              <table:table-cell office:value-type="float" office:value="94">
                <text:p>94</text:p>
              </table:table-cell>
              <table:table-cell office:value-type="float" office:value="116.347396850586">
                <text:p>116.347396850586</text:p>
              </table:table-cell>
            </table:table-row>
            <table:table-row>
              <table:table-cell office:value-type="string">
                <text:p>Aug-2010</text:p>
              </table:table-cell>
              <table:table-cell office:value-type="float" office:value="115">
                <text:p>115</text:p>
              </table:table-cell>
              <table:table-cell office:value-type="float" office:value="106.723426818848">
                <text:p>106.723426818848</text:p>
              </table:table-cell>
            </table:table-row>
            <table:table-row>
              <table:table-cell office:value-type="string">
                <text:p>Sep-2010</text:p>
              </table:table-cell>
              <table:table-cell office:value-type="float" office:value="98">
                <text:p>98</text:p>
              </table:table-cell>
              <table:table-cell office:value-type="float" office:value="79.374641418457">
                <text:p>79.374641418457</text:p>
              </table:table-cell>
            </table:table-row>
            <table:table-row>
              <table:table-cell office:value-type="string">
                <text:p>Oct-2010</text:p>
              </table:table-cell>
              <table:table-cell office:value-type="float" office:value="81">
                <text:p>81</text:p>
              </table:table-cell>
              <table:table-cell office:value-type="float" office:value="80.2192306518555">
                <text:p>80.2192306518555</text:p>
              </table:table-cell>
            </table:table-row>
            <table:table-row>
              <table:table-cell office:value-type="string">
                <text:p>Nov-2010</text:p>
              </table:table-cell>
              <table:table-cell office:value-type="float" office:value="78">
                <text:p>78</text:p>
              </table:table-cell>
              <table:table-cell office:value-type="float" office:value="67.9590835571289">
                <text:p>67.9590835571289</text:p>
              </table:table-cell>
            </table:table-row>
            <table:table-row>
              <table:table-cell office:value-type="string">
                <text:p>Dec-2010</text:p>
              </table:table-cell>
              <table:table-cell office:value-type="float" office:value="77">
                <text:p>77</text:p>
              </table:table-cell>
              <table:table-cell office:value-type="float" office:value="62.1939201354981">
                <text:p>62.1939201354981</text:p>
              </table:table-cell>
            </table:table-row>
            <table:table-row>
              <table:table-cell office:value-type="string">
                <text:p>Jan-2011</text:p>
              </table:table-cell>
              <table:table-cell office:value-type="float" office:value="56.0000038146973">
                <text:p>56.0000038146973</text:p>
              </table:table-cell>
              <table:table-cell office:value-type="float" office:value="61.5128517150879">
                <text:p>61.5128517150879</text:p>
              </table:table-cell>
            </table:table-row>
            <table:table-row>
              <table:table-cell office:value-type="string">
                <text:p>Feb-2011</text:p>
              </table:table-cell>
              <table:table-cell office:value-type="float" office:value="60">
                <text:p>60</text:p>
              </table:table-cell>
              <table:table-cell office:value-type="float" office:value="59.7946929931641">
                <text:p>59.7946929931641</text:p>
              </table:table-cell>
            </table:table-row>
            <table:table-row>
              <table:table-cell office:value-type="string">
                <text:p>Mar-2011</text:p>
              </table:table-cell>
              <table:table-cell office:value-type="float" office:value="65">
                <text:p>65</text:p>
              </table:table-cell>
              <table:table-cell office:value-type="float" office:value="58.4159736633301">
                <text:p>58.4159736633301</text:p>
              </table:table-cell>
            </table:table-row>
            <table:table-row>
              <table:table-cell office:value-type="string">
                <text:p>Apr-2011</text:p>
              </table:table-cell>
              <table:table-cell office:value-type="float" office:value="72">
                <text:p>72</text:p>
              </table:table-cell>
              <table:table-cell office:value-type="float" office:value="58.1631469726563">
                <text:p>58.1631469726563</text:p>
              </table:table-cell>
            </table:table-row>
            <table:table-row>
              <table:table-cell office:value-type="string">
                <text:p>May-2011</text:p>
              </table:table-cell>
              <table:table-cell office:value-type="float" office:value="63">
                <text:p>63</text:p>
              </table:table-cell>
              <table:table-cell office:value-type="float" office:value="57.9625587463379">
                <text:p>57.9625587463379</text:p>
              </table:table-cell>
            </table:table-row>
            <table:table-row>
              <table:table-cell office:value-type="string">
                <text:p>Jun-2011</text:p>
              </table:table-cell>
              <table:table-cell office:value-type="float" office:value="54.9999961853027">
                <text:p>54.9999961853027</text:p>
              </table:table-cell>
              <table:table-cell office:value-type="float" office:value="58.6340675354004">
                <text:p>58.6340675354004</text:p>
              </table:table-cell>
            </table:table-row>
            <table:table-row>
              <table:table-cell office:value-type="string">
                <text:p>Jul-2011</text:p>
              </table:table-cell>
              <table:table-cell office:value-type="float" office:value="37">
                <text:p>37</text:p>
              </table:table-cell>
              <table:table-cell office:value-type="float" office:value="58.6597213745117">
                <text:p>58.6597213745117</text:p>
              </table:table-cell>
            </table:table-row>
            <table:table-row>
              <table:table-cell office:value-type="string">
                <text:p>Aug-2011</text:p>
              </table:table-cell>
              <table:table-cell office:value-type="float" office:value="51">
                <text:p>51</text:p>
              </table:table-cell>
              <table:table-cell office:value-type="float" office:value="57.8842353820801">
                <text:p>57.8842353820801</text:p>
              </table:table-cell>
            </table:table-row>
            <table:table-row>
              <table:table-cell office:value-type="string">
                <text:p>Sep-2011</text:p>
              </table:table-cell>
              <table:table-cell office:value-type="float" office:value="42">
                <text:p>42</text:p>
              </table:table-cell>
              <table:table-cell office:value-type="float" office:value="54.9025688171387">
                <text:p>54.9025688171387</text:p>
              </table:table-cell>
            </table:table-row>
            <table:table-row>
              <table:table-cell office:value-type="string">
                <text:p>Oct-2011</text:p>
              </table:table-cell>
              <table:table-cell office:value-type="float" office:value="52">
                <text:p>52</text:p>
              </table:table-cell>
              <table:table-cell office:value-type="float" office:value="53.5989952087402">
                <text:p>53.5989952087402</text:p>
              </table:table-cell>
            </table:table-row>
            <table:table-row>
              <table:table-cell office:value-type="string">
                <text:p>Nov-2011</text:p>
              </table:table-cell>
              <table:table-cell office:value-type="float" office:value="22">
                <text:p>22</text:p>
              </table:table-cell>
              <table:table-cell office:value-type="float" office:value="52.4787178039551">
                <text:p>52.4787178039551</text:p>
              </table:table-cell>
            </table:table-row>
            <table:table-row>
              <table:table-cell office:value-type="string">
                <text:p>Dec-2011</text:p>
              </table:table-cell>
              <table:table-cell office:value-type="float" office:value="43">
                <text:p>43</text:p>
              </table:table-cell>
              <table:table-cell office:value-type="float" office:value="50.6122207641602">
                <text:p>50.6122207641602</text:p>
              </table:table-cell>
            </table:table-row>
            <table:table-row>
              <table:table-cell office:value-type="string">
                <text:p>Jan-2012</text:p>
              </table:table-cell>
              <table:table-cell office:value-type="float" office:value="45">
                <text:p>45</text:p>
              </table:table-cell>
              <table:table-cell office:value-type="float" office:value="47.6795997619629">
                <text:p>47.6795997619629</text:p>
              </table:table-cell>
            </table:table-row>
            <table:table-row>
              <table:table-cell office:value-type="string">
                <text:p>Feb-2012</text:p>
              </table:table-cell>
              <table:table-cell office:value-type="float" office:value="47">
                <text:p>47</text:p>
              </table:table-cell>
              <table:table-cell office:value-type="float" office:value="45.0561904907227">
                <text:p>45.0561904907227</text:p>
              </table:table-cell>
            </table:table-row>
            <table:table-row>
              <table:table-cell office:value-type="string">
                <text:p>Mar-2012</text:p>
              </table:table-cell>
              <table:table-cell office:value-type="float" office:value="33">
                <text:p>33</text:p>
              </table:table-cell>
              <table:table-cell office:value-type="float" office:value="42.5303153991699">
                <text:p>42.5303153991699</text:p>
              </table:table-cell>
            </table:table-row>
            <table:table-row>
              <table:table-cell office:value-type="string">
                <text:p>Apr-2012</text:p>
              </table:table-cell>
              <table:table-cell office:value-type="float" office:value="42">
                <text:p>42</text:p>
              </table:table-cell>
              <table:table-cell office:value-type="float" office:value="39.990406036377">
                <text:p>39.990406036377</text:p>
              </table:table-cell>
            </table:table-row>
            <table:table-row>
              <table:table-cell office:value-type="string">
                <text:p>May-2012</text:p>
              </table:table-cell>
              <table:table-cell office:value-type="float" office:value="41">
                <text:p>41</text:p>
              </table:table-cell>
              <table:table-cell office:value-type="float" office:value="37.3245277404785">
                <text:p>37.3245277404785</text:p>
              </table:table-cell>
            </table:table-row>
            <table:table-row>
              <table:table-cell office:value-type="string">
                <text:p>Jun-2012</text:p>
              </table:table-cell>
              <table:table-cell office:value-type="float" office:value="34">
                <text:p>34</text:p>
              </table:table-cell>
              <table:table-cell office:value-type="float" office:value="36.0898284912109">
                <text:p>36.0898284912109</text:p>
              </table:table-cell>
            </table:table-row>
            <table:table-row>
              <table:table-cell office:value-type="string">
                <text:p>Jul-2012</text:p>
              </table:table-cell>
              <table:table-cell office:value-type="float" office:value="23">
                <text:p>23</text:p>
              </table:table-cell>
              <table:table-cell office:value-type="float" office:value="35.5476188659668">
                <text:p>35.5476188659668</text:p>
              </table:table-cell>
            </table:table-row>
            <table:table-row>
              <table:table-cell office:value-type="string">
                <text:p>Aug-2012</text:p>
              </table:table-cell>
              <table:table-cell office:value-type="float" office:value="30">
                <text:p>30</text:p>
              </table:table-cell>
              <table:table-cell office:value-type="float" office:value="29.4193229675293">
                <text:p>29.4193229675293</text:p>
              </table:table-cell>
            </table:table-row>
            <table:table-row>
              <table:table-cell office:value-type="string">
                <text:p>Sep-2012</text:p>
              </table:table-cell>
              <table:table-cell office:value-type="float" office:value="33">
                <text:p>33</text:p>
              </table:table-cell>
              <table:table-cell office:value-type="float" office:value="15.5639400482178">
                <text:p>15.5639400482178</text:p>
              </table:table-cell>
            </table:table-row>
            <table:table-row>
              <table:table-cell office:value-type="string">
                <text:p>Oct-2012</text:p>
              </table:table-cell>
              <table:table-cell office:value-type="float" office:value="33">
                <text:p>33</text:p>
              </table:table-cell>
              <table:table-cell office:value-type="float" office:value="6.02691698074341">
                <text:p>6.02691698074341</text:p>
              </table:table-cell>
            </table:table-row>
            <table:table-row>
              <table:table-cell office:value-type="string">
                <text:p>Nov-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-20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-201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-20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r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pr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y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n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ul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ug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ep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Oct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ov-20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Dec-2014</text:p>
              </table:table-cell>
              <table:table-cell office:value-type="float" office:value="103.55500793457">
                <text:p>103.55500793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Jan-2015</text:p>
              </table:table-cell>
              <table:table-cell office:value-type="float" office:value="89.3489990234375">
                <text:p>89.34899902343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Feb-2015</text:p>
              </table:table-cell>
              <table:table-cell office:value-type="float" office:value="57.9939994812012">
                <text:p>57.9939994812012</text:p>
              </table:table-cell>
              <table:table-cell office:value-type="float" office:value="56.0679969787598">
                <text:p>56.0679969787598</text:p>
              </table:table-cell>
            </table:table-row>
            <table:table-row>
              <table:table-cell office:value-type="string">
                <text:p>Mar-2015</text:p>
              </table:table-cell>
              <table:table-cell office:value-type="float" office:value="51.5">
                <text:p>51.5</text:p>
              </table:table-cell>
              <table:table-cell office:value-type="float" office:value="61.4016838073731">
                <text:p>61.4016838073731</text:p>
              </table:table-cell>
            </table:table-row>
            <table:table-row>
              <table:table-cell office:value-type="string">
                <text:p>Apr-2015</text:p>
              </table:table-cell>
              <table:table-cell office:value-type="float" office:value="88.1330032348633">
                <text:p>88.1330032348633</text:p>
              </table:table-cell>
              <table:table-cell office:value-type="float" office:value="62.530445098877">
                <text:p>62.530445098877</text:p>
              </table:table-cell>
            </table:table-row>
            <table:table-row>
              <table:table-cell office:value-type="string">
                <text:p>May-2015</text:p>
              </table:table-cell>
              <table:table-cell office:value-type="float" office:value="62.1669998168945">
                <text:p>62.1669998168945</text:p>
              </table:table-cell>
              <table:table-cell office:value-type="float" office:value="62.6096305847168">
                <text:p>62.6096305847168</text:p>
              </table:table-cell>
            </table:table-row>
            <table:table-row>
              <table:table-cell office:value-type="string">
                <text:p>Jun-2015</text:p>
              </table:table-cell>
              <table:table-cell office:value-type="float" office:value="58.6769981384277">
                <text:p>58.6769981384277</text:p>
              </table:table-cell>
              <table:table-cell office:value-type="float" office:value="60.8130950927734">
                <text:p>60.8130950927734</text:p>
              </table:table-cell>
            </table:table-row>
            <table:table-row>
              <table:table-cell office:value-type="string">
                <text:p>Jul-2015</text:p>
              </table:table-cell>
              <table:table-cell office:value-type="float" office:value="66.75">
                <text:p>66.75</text:p>
              </table:table-cell>
              <table:table-cell office:value-type="float" office:value="58.9150238037109">
                <text:p>58.9150238037109</text:p>
              </table:table-cell>
            </table:table-row>
            <table:table-row>
              <table:table-cell office:value-type="string">
                <text:p>Aug-2015</text:p>
              </table:table-cell>
              <table:table-cell office:value-type="float" office:value="59.0270042419434">
                <text:p>59.0270042419434</text:p>
              </table:table-cell>
              <table:table-cell office:value-type="float" office:value="55.3995780944824">
                <text:p>55.3995780944824</text:p>
              </table:table-cell>
            </table:table-row>
            <table:table-row>
              <table:table-cell office:value-type="string">
                <text:p>Sep-2015</text:p>
              </table:table-cell>
              <table:table-cell office:value-type="float" office:value="44.4980010986328">
                <text:p>44.4980010986328</text:p>
              </table:table-cell>
              <table:table-cell office:value-type="float" office:value="51.6708869934082">
                <text:p>51.6708869934082</text:p>
              </table:table-cell>
            </table:table-row>
            <table:table-row>
              <table:table-cell office:value-type="string">
                <text:p>Oct-2015</text:p>
              </table:table-cell>
              <table:table-cell office:value-type="float" office:value="53.3899993896484">
                <text:p>53.3899993896484</text:p>
              </table:table-cell>
              <table:table-cell office:value-type="float" office:value="52.3781776428223">
                <text:p>52.3781776428223</text:p>
              </table:table-cell>
            </table:table-row>
            <table:table-row>
              <table:table-cell office:value-type="string">
                <text:p>Nov-2015</text:p>
              </table:table-cell>
              <table:table-cell office:value-type="float" office:value="38.2669982910156">
                <text:p>38.2669982910156</text:p>
              </table:table-cell>
              <table:table-cell office:value-type="float" office:value="53.9739570617676">
                <text:p>53.9739570617676</text:p>
              </table:table-cell>
            </table:table-row>
            <table:table-row>
              <table:table-cell office:value-type="string">
                <text:p>Dec-2015</text:p>
              </table:table-cell>
              <table:table-cell office:value-type="float" office:value="53.851001739502">
                <text:p>53.851001739502</text:p>
              </table:table-cell>
              <table:table-cell office:value-type="float" office:value="54.3859024047852">
                <text:p>54.3859024047852</text:p>
              </table:table-cell>
            </table:table-row>
            <table:table-row>
              <table:table-cell office:value-type="string">
                <text:p>Jan-2016</text:p>
              </table:table-cell>
              <table:table-cell office:value-type="float" office:value="67.2880020141602">
                <text:p>67.2880020141602</text:p>
              </table:table-cell>
              <table:table-cell office:value-type="float" office:value="53.0131683349609">
                <text:p>53.0131683349609</text:p>
              </table:table-cell>
            </table:table-row>
            <table:table-row>
              <table:table-cell office:value-type="string">
                <text:p>Feb-2016</text:p>
              </table:table-cell>
              <table:table-cell office:value-type="float" office:value="49.7949981689453">
                <text:p>49.7949981689453</text:p>
              </table:table-cell>
              <table:table-cell office:value-type="float" office:value="51.8000144958496">
                <text:p>51.8000144958496</text:p>
              </table:table-cell>
            </table:table-row>
            <table:table-row>
              <table:table-cell office:value-type="string">
                <text:p>Mar-2016</text:p>
              </table:table-cell>
              <table:table-cell office:value-type="float" office:value="298.563995361328">
                <text:p>298.563995361328</text:p>
              </table:table-cell>
              <table:table-cell office:value-type="float" office:value="51.2067565917969">
                <text:p>51.2067565917969</text:p>
              </table:table-cell>
            </table:table-row>
            <table:table-row>
              <table:table-cell office:value-type="string">
                <text:p>Apr-2016</text:p>
              </table:table-cell>
              <table:table-cell office:value-type="float" office:value="54.7750053405762">
                <text:p>54.7750053405762</text:p>
              </table:table-cell>
              <table:table-cell office:value-type="float" office:value="52.6544151306152">
                <text:p>52.6544151306152</text:p>
              </table:table-cell>
            </table:table-row>
            <table:table-row>
              <table:table-cell office:value-type="string">
                <text:p>May-2016</text:p>
              </table:table-cell>
              <table:table-cell office:value-type="float" office:value="58.3079986572266">
                <text:p>58.3079986572266</text:p>
              </table:table-cell>
              <table:table-cell office:value-type="float" office:value="55.5058746337891">
                <text:p>55.5058746337891</text:p>
              </table:table-cell>
            </table:table-row>
            <table:table-row>
              <table:table-cell office:value-type="string">
                <text:p>Jun-2016</text:p>
              </table:table-cell>
              <table:table-cell office:value-type="float" office:value="46.2080001831055">
                <text:p>46.2080001831055</text:p>
              </table:table-cell>
              <table:table-cell office:value-type="float" office:value="58.4239044189453">
                <text:p>58.4239044189453</text:p>
              </table:table-cell>
            </table:table-row>
            <table:table-row>
              <table:table-cell office:value-type="string">
                <text:p>Jul-2016</text:p>
              </table:table-cell>
              <table:table-cell office:value-type="float" office:value="61.7690010070801">
                <text:p>61.7690010070801</text:p>
              </table:table-cell>
              <table:table-cell office:value-type="float" office:value="60.0379524230957">
                <text:p>60.0379524230957</text:p>
              </table:table-cell>
            </table:table-row>
            <table:table-row>
              <table:table-cell office:value-type="string">
                <text:p>Aug-2016</text:p>
              </table:table-cell>
              <table:table-cell office:value-type="float" office:value="86.359001159668">
                <text:p>86.359001159668</text:p>
              </table:table-cell>
              <table:table-cell office:value-type="float" office:value="64.0931625366211">
                <text:p>64.09316253662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